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617cm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8cm" fo:min-width="7.423cm"/>
    </style:style>
    <style:style style:name="gr4" style:family="graphic" style:parent-style-name="standard">
      <style:graphic-properties draw:stroke="dash" draw:stroke-dash="Fine_20_Dashed_20__28_var_29_" draw:marker-end="Line_20_Arrow" draw:marker-end-width="0.203cm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5.0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1.2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5.0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9cm" fo:min-width="5.0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7cm" fo:min-width="5.048cm"/>
    </style:style>
    <style:style style:name="gr10" style:family="graphic" style:parent-style-name="standard">
      <style:graphic-properties draw:fill="solid" draw:fill-color="#00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3cm" fo:min-width="5.0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5.048cm"/>
    </style:style>
    <style:style style:name="gr13" style:family="graphic" style:parent-style-name="standard">
      <style:graphic-properties draw:fill="solid" draw:fill-color="#00ff00" draw:textarea-horizontal-align="center" draw:textarea-vertical-align="middle"/>
    </style:style>
    <style:style style:name="gr14" style:family="graphic" style:parent-style-name="standard">
      <style:graphic-properties draw:fill="solid" draw:fill-color="#9999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5.0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5.0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cm" fo:min-width="5.048cm"/>
    </style:style>
    <style:style style:name="gr18" style:family="graphic" style:parent-style-name="standard">
      <style:graphic-properties draw:fill="solid" draw:fill-color="#00ff00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114cm"/>
    </style:style>
    <style:style style:name="gr20" style:family="graphic" style:parent-style-name="standard">
      <style:graphic-properties draw:fill="solid" draw:fill-color="#ffffff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072cm"/>
    </style:style>
    <style:style style:name="gr22" style:family="graphic" style:parent-style-name="standard">
      <style:graphic-properties draw:fill="solid" draw:fill-color="#808000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1.903cm"/>
    </style:style>
    <style:style style:name="gr24" style:family="graphic" style:parent-style-name="standard">
      <style:graphic-properties draw:fill="solid" draw:fill-color="#ff8080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1.916cm"/>
    </style:style>
    <style:style style:name="gr26" style:family="graphic" style:parent-style-name="standard">
      <style:graphic-properties draw:fill="solid" draw:fill-color="#ffff00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988cm"/>
    </style:style>
    <style:style style:name="gr28" style:family="graphic" style:parent-style-name="standard">
      <style:graphic-properties draw:fill="solid" draw:fill-color="#ff00ff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1.797cm"/>
    </style:style>
    <style:style style:name="gr30" style:family="graphic" style:parent-style-name="standard">
      <style:graphic-properties draw:fill="solid" draw:fill-color="#9999ff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1.272cm"/>
    </style:style>
    <style:style style:name="gr32" style:family="graphic" style:parent-style-name="standard">
      <style:graphic-properties draw:fill="solid" draw:fill-color="#00ffff" draw:textarea-horizontal-align="center" draw:textarea-vertical-align="middle"/>
    </style:style>
    <style:style style:name="gr33" style:family="graphic" style:parent-style-name="standard">
      <style:graphic-properties draw:fill="solid" draw:fill-color="#c0c0c0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1.429cm"/>
    </style:style>
    <style:style style:name="gr35" style:family="graphic" style:parent-style-name="standard">
      <style:graphic-properties draw:fill="solid" draw:fill-color="#ff0000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5.04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5.04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5.04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5.0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5.04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8.337cm"/>
    </style:style>
    <style:style style:name="gr42" style:family="graphic" style:parent-style-name="standard">
      <style:graphic-properties draw:stroke="none" svg:stroke-color="#000000" draw:fill="none" draw:fill-color="#ffffff" fo:min-height="16.041cm"/>
    </style:style>
    <style:style style:name="gr43" style:family="graphic" style:parent-style-name="standard">
      <style:graphic-properties draw:stroke="none" draw:fill="none" fo:min-height="16.21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8cm" fo:min-width="15.026cm"/>
    </style:style>
    <style:style style:name="gr45" style:family="graphic" style:parent-style-name="standard">
      <style:graphic-properties draw:fill="solid" draw:fill-color="#ff00ff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6.797cm"/>
    </style:style>
    <style:style style:name="gr47" style:family="graphic" style:parent-style-name="standard">
      <style:graphic-properties draw:marker-end="Arrow" draw:marker-end-width="0.3cm" draw:textarea-horizontal-align="center" draw:textarea-vertical-align="middle"/>
    </style:style>
    <style:style style:name="gr48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1.56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84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95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77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0.64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5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7.04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0.76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1.44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2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58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6.99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0.95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4cm" fo:min-width="1.4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1.54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64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8cm" fo:min-width="7.432cm"/>
    </style:style>
    <style:style style:name="gr66" style:family="graphic" style:parent-style-name="standard">
      <style:graphic-properties draw:fill="solid" draw:fill-color="#ff8080" draw:textarea-horizontal-align="center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6cm" fo:min-width="5.04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8cm" fo:min-width="7.80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8cm" fo:min-width="9.65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8cm" fo:min-width="10.06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1cm" fo:min-width="7.46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1cm" fo:min-width="7.45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0.5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Bitstream Vera Sans'" style:font-pitch="variable"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Bitstream Vera Sans'" style:font-pitch="variable"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9pt"/>
    </style:style>
    <style:style style:name="P9" style:family="paragraph">
      <style:paragraph-properties fo:margin-left="0cm" fo:margin-right="0cm" fo:text-align="start" fo:text-indent="0cm"/>
      <style:text-properties fo:font-size="9pt"/>
    </style:style>
    <style:style style:name="P10" style:family="paragraph">
      <style:paragraph-properties fo:margin-left="0cm" fo:margin-right="0cm" fo:text-indent="0cm"/>
      <style:text-properties fo:font-family="'Bitstream Vera Sans'" style:font-pitch="variable" fo:font-size="12pt" fo:font-weight="bold"/>
    </style:style>
    <style:style style:name="P11" style:family="paragraph">
      <style:paragraph-properties fo:margin-left="0cm" fo:margin-right="0cm" fo:text-align="start" fo:text-indent="0cm"/>
      <style:text-properties fo:font-size="8pt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text-align="end" fo:text-indent="0cm"/>
      <style:text-properties fo:font-size="9pt"/>
    </style:style>
    <style:style style:name="P14" style:family="paragraph">
      <style:paragraph-properties fo:margin-left="0cm" fo:margin-right="0cm" fo:text-align="center" fo:text-indent="0cm"/>
      <style:text-properties fo:font-size="9pt"/>
    </style:style>
    <style:style style:name="P15" style:family="paragraph">
      <style:paragraph-properties fo:margin-left="0cm" fo:margin-right="0cm" fo:text-align="center" fo:text-indent="0cm"/>
      <style:text-properties fo:font-family="'Bitstream Vera Sans'" style:font-pitch="variable" fo:font-size="12pt" fo:font-weight="normal"/>
    </style:style>
    <style:style style:name="P16" style:family="paragraph">
      <style:paragraph-properties fo:margin-left="0cm" fo:margin-right="0cm" fo:text-indent="0cm"/>
      <style:text-properties fo:font-size="9pt" fo:font-style="italic"/>
    </style:style>
    <style:style style:name="P17" style:family="paragraph">
      <style:paragraph-properties fo:text-align="start"/>
      <style:text-properties fo:font-size="9pt"/>
    </style:style>
    <style:style style:name="P18" style:family="paragraph">
      <style:text-properties fo:font-family="'Bitstream Vera Sans'" style:font-pitch="variable" fo:font-size="12pt"/>
    </style:style>
    <style:style style:name="P19" style:family="paragraph">
      <style:paragraph-properties fo:margin-left="0cm" fo:margin-right="0cm" fo:text-indent="0cm"/>
      <style:text-properties fo:font-family="'Bitstream Vera Sans'" style:font-pitch="variable" fo:font-size="12pt"/>
    </style:style>
    <style:style style:name="P20" style:family="paragraph">
      <style:paragraph-properties fo:margin-left="0cm" fo:margin-right="0cm" fo:text-align="center" fo:text-indent="0cm"/>
      <style:text-properties fo:font-size="9pt" fo:font-style="italic" style:font-style-asian="italic" style:font-style-complex="italic"/>
    </style:style>
    <style:style style:name="P21" style:family="paragraph">
      <style:paragraph-properties fo:text-align="center"/>
      <style:text-properties fo:font-family="'Bitstream Vera Sans'" style:font-pitch="variable" fo:font-size="12pt"/>
    </style:style>
    <style:style style:name="P22" style:family="paragraph">
      <style:paragraph-properties fo:margin-left="0cm" fo:margin-right="0cm" fo:text-indent="0cm"/>
      <style:text-properties fo:font-size="10pt"/>
    </style:style>
    <style:style style:name="P23" style:family="paragraph">
      <style:text-properties fo:font-family="'Bitstream Vera Sans'" style:font-pitch="variable" fo:font-size="18pt"/>
    </style:style>
    <style:style style:name="P24" style:family="paragraph">
      <style:text-properties fo:font-family="'Bitstream Vera Sans'" style:font-pitch="variable" fo:font-size="12pt" fo:font-weight="bold"/>
    </style:style>
    <style:style style:name="P25" style:family="paragraph">
      <style:paragraph-properties fo:margin-left="0cm" fo:margin-right="0cm" fo:text-indent="0cm"/>
      <style:text-properties fo:font-family="'Bitstream Vera Sans'" style:font-pitch="variable" fo:font-size="6pt"/>
    </style:style>
    <style:style style:name="T1" style:family="text">
      <style:text-properties fo:font-size="10.5pt"/>
    </style:style>
    <style:style style:name="T2" style:family="text">
      <style:text-properties fo:font-family="'Bitstream Vera Sans'" style:font-pitch="variable" fo:font-size="12pt"/>
    </style:style>
    <style:style style:name="T3" style:family="text">
      <style:text-properties fo:font-family="'Bitstream Vera Sans'" style:font-pitch="variable" fo:font-size="18pt"/>
    </style:style>
    <style:style style:name="T4" style:family="text">
      <style:text-properties fo:font-size="9pt"/>
    </style:style>
    <style:style style:name="T5" style:family="text">
      <style:text-properties fo:font-family="'Bitstream Vera Sans'" style:font-pitch="variable" fo:font-size="12pt" fo:font-weight="bold"/>
    </style:style>
    <style:style style:name="T6" style:family="text">
      <style:text-properties fo:font-size="8pt"/>
    </style:style>
    <style:style style:name="T7" style:family="text">
      <style:text-properties fo:font-family="'DejaVu Sans'" style:font-style-name="Condensed" style:font-family-generic="swiss" style:font-pitch="variable" fo:font-size="9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8" style:family="text">
      <style:text-properties fo:font-family="'Bitstream Vera Sans'" style:font-pitch="variable" fo:font-size="12pt" fo:font-weight="normal"/>
    </style:style>
    <style:style style:name="T9" style:family="text">
      <style:text-properties fo:font-size="9pt" fo:font-style="italic"/>
    </style:style>
    <style:style style:name="T10" style:family="text">
      <style:text-properties fo:font-size="9pt" fo:font-style="italic" style:font-style-asian="italic" style:font-style-complex="italic"/>
    </style:style>
    <style:style style:name="T11" style:family="text">
      <style:text-properties fo:font-size="10pt"/>
    </style:style>
    <style:style style:name="T12" style:family="text">
      <style:text-properties style:text-position="super 58%" fo:font-size="10pt"/>
    </style:style>
    <style:style style:name="T13" style:family="text">
      <style:text-properties fo:font-family="'Bitstream Vera Sans'" style:font-pitch="variable" fo:font-size="6pt"/>
    </style:style>
    <style:style style:name="T14" style:family="text">
      <style:text-properties fo:font-family="'Bitstream Charter'" style:font-pitch="variable" fo:font-size="12pt" style:font-family-asian="'Bitstream Charter'" style:font-pitch-asian="variable" style:font-family-complex="'Bitstream Charter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odule A" draw:style-name="dp1" draw:master-page-name="Default">
        <office:forms form:automatic-focus="false" form:apply-design-mode="false"/>
        <draw:frame draw:style-name="gr1" draw:text-style-name="P2" draw:layer="layout" svg:width="8.158cm" svg:height="5.617cm" svg:x="1.4cm" svg:y="3.159cm">
          <draw:text-box>
            <text:p text:style-name="P1"><text:span text:style-name="T1">Mandatory Flashbacks: </text:span></text:p>
            <text:p text:style-name="P1"><text:span text:style-name="T1">A9: Senior Ball (during A1)</text:span></text:p>
            <text:p text:style-name="P1"><text:span text:style-name="T1">A10: College Application Rag (during A1)</text:span></text:p>
            <text:p text:style-name="P1"><text:span text:style-name="T1">A11: Let's Talk About Our Relationship</text:span></text:p>
            <text:p text:style-name="P1"><text:span text:style-name="T1">A12: Career Day</text:span></text:p>
            <text:p text:style-name="P1"><text:span text:style-name="T1">A13: On the Job (during A4/A5/A6)</text:span></text:p>
            <text:p text:style-name="P1"><text:span text:style-name="T1"/></text:p>
            <text:p text:style-name="P1"><text:span text:style-name="T1">Optional flashbacks available any time except A2, A7, and A8. <text:s/>At least one optional flashback exists per major character, focusing on Anya's relationship with that character.</text:span></text:p>
            <text:p text:style-name="P1"><text:span text:style-name="T1"/></text:p>
          </draw:text-box>
        </draw:frame>
        <draw:rect draw:style-name="gr2" draw:text-style-name="P4" draw:layer="layout" svg:width="0.641cm" svg:height="0.585cm" svg:x="26.638cm" svg:y="20.344cm">
          <text:p text:style-name="P3"><text:span text:style-name="T2">A</text:span></text:p>
        </draw:rect>
        <draw:frame draw:style-name="gr3" draw:text-style-name="P6" draw:layer="layout" svg:width="7.423cm" svg:height="2.318cm" svg:x="0.918cm" svg:y="0.919cm">
          <draw:text-box>
            <text:p text:style-name="P5"><text:span text:style-name="T3">Nikolai Grozhny</text:span></text:p>
            <text:p text:style-name="P5"><text:span text:style-name="T2">draft 1, sheet 1: module A outline</text:span></text:p>
            <text:p text:style-name="P5"><text:span text:style-name="T2">Module A: Thalberg's Coup</text:span></text:p>
          </draw:text-box>
        </draw:frame>
        <draw:line draw:style-name="gr4" draw:text-style-name="P7" draw:layer="layout" svg:x1="15.357cm" svg:y1="11.131cm" svg:x2="17.881cm" svg:y2="14.872cm">
          <text:p/>
        </draw:line>
        <draw:frame draw:style-name="gr5" draw:text-style-name="P8" draw:layer="layout" svg:width="0.79cm" svg:height="0.374cm" svg:x="17.975cm" svg:y="11.435cm">
          <draw:text-box>
            <text:p text:style-name="P5"><text:span text:style-name="T4">Flee</text:span></text:p>
          </draw:text-box>
        </draw:frame>
        <draw:rect draw:style-name="gr2" draw:text-style-name="P9" draw:layer="layout" svg:width="2.676cm" svg:height="0.973cm" svg:x="13.23cm" svg:y="3.041cm">
          <text:p text:style-name="P1"><text:span text:style-name="T4">A1: Arrival</text:span></text:p>
        </draw:rect>
        <draw:frame draw:style-name="gr6" draw:text-style-name="P10" draw:layer="layout" svg:width="1.204cm" svg:height="0.526cm" svg:x="14.049cm" svg:y="1.652cm">
          <draw:text-box>
            <text:p text:style-name="P5"><text:span text:style-name="T5">Start</text:span></text:p>
          </draw:text-box>
        </draw:frame>
        <draw:line draw:style-name="gr4" draw:text-style-name="P7" draw:layer="layout" svg:x1="14.568cm" svg:y1="2.236cm" svg:x2="14.568cm" svg:y2="3.072cm">
          <text:p/>
        </draw:line>
        <draw:rect draw:style-name="gr2" draw:text-style-name="P11" draw:layer="layout" svg:width="2.676cm" svg:height="0.973cm" svg:x="13.23cm" svg:y="5.404cm">
          <text:p text:style-name="P1"><text:span text:style-name="T6">A2: Announcement</text:span></text:p>
        </draw:rect>
        <draw:rect draw:style-name="gr2" draw:text-style-name="P9" draw:layer="layout" svg:width="2.676cm" svg:height="0.973cm" svg:x="13.23cm" svg:y="7.766cm">
          <text:p text:style-name="P1"><text:span text:style-name="T4">A3: Ball</text:span></text:p>
        </draw:rect>
        <draw:rect draw:style-name="gr2" draw:text-style-name="P9" draw:layer="layout" svg:width="2.676cm" svg:height="0.973cm" svg:x="13.23cm" svg:y="10.129cm">
          <text:p text:style-name="P1"><text:span text:style-name="T4">A4: Coup d'</text:span><text:span text:style-name="T7">É</text:span><text:span text:style-name="T4">tat</text:span></text:p>
        </draw:rect>
        <draw:line draw:style-name="gr4" draw:text-style-name="P7" draw:layer="layout" svg:x1="14.569cm" svg:y1="4.031cm" svg:x2="14.568cm" svg:y2="5.353cm">
          <text:p/>
        </draw:line>
        <draw:line draw:style-name="gr4" draw:text-style-name="P7" draw:layer="layout" svg:x1="14.569cm" svg:y1="6.433cm" svg:x2="14.568cm" svg:y2="7.755cm">
          <text:p/>
        </draw:line>
        <draw:line draw:style-name="gr4" draw:text-style-name="P7" draw:layer="layout" svg:x1="14.568cm" svg:y1="8.759cm" svg:x2="14.568cm" svg:y2="10.128cm">
          <text:p/>
        </draw:line>
        <draw:frame draw:style-name="gr7" draw:text-style-name="P8" draw:layer="layout" svg:width="1.641cm" svg:height="0.747cm" svg:x="12.454cm" svg:y="9.252cm">
          <draw:text-box>
            <text:p text:style-name="P5"><text:span text:style-name="T4">A12 complete</text:span></text:p>
          </draw:text-box>
        </draw:frame>
        <draw:frame draw:style-name="gr7" draw:text-style-name="P8" draw:layer="layout" svg:width="1.74cm" svg:height="0.747cm" svg:x="12.555cm" svg:y="6.755cm">
          <draw:text-box>
            <text:p text:style-name="P5"><text:span text:style-name="T4">A11 complete</text:span></text:p>
          </draw:text-box>
        </draw:frame>
        <draw:frame draw:style-name="gr7" draw:text-style-name="P8" draw:layer="layout" svg:width="1.734cm" svg:height="0.747cm" svg:x="12.652cm" svg:y="4.472cm">
          <draw:text-box>
            <text:p text:style-name="P5"><text:span text:style-name="T4">A9, A10 complete</text:span></text:p>
          </draw:text-box>
        </draw:frame>
        <draw:line draw:style-name="gr4" draw:text-style-name="P7" draw:layer="layout" svg:x1="15.876cm" svg:y1="11.102cm" svg:x2="20.223cm" svg:y2="15.054cm">
          <text:p/>
        </draw:line>
        <draw:line draw:style-name="gr4" draw:text-style-name="P7" draw:layer="layout" svg:x1="15.905cm" svg:y1="10.857cm" svg:x2="19.007cm" svg:y2="12.5cm">
          <text:p/>
        </draw:line>
        <draw:frame draw:style-name="gr8" draw:text-style-name="P8" draw:layer="layout" svg:width="2.889cm" svg:height="0.549cm" svg:x="8.952cm" svg:y="11.39cm">
          <draw:text-box>
            <text:p text:style-name="P5"><text:span text:style-name="T4">Fight Thalberg</text:span></text:p>
          </draw:text-box>
        </draw:frame>
        <draw:frame draw:style-name="gr7" draw:text-style-name="P13" draw:layer="layout" svg:width="1.613cm" svg:height="0.747cm" svg:x="12.892cm" svg:y="11.255cm">
          <draw:text-box>
            <text:p text:style-name="P12"><text:span text:style-name="T4">Join </text:span></text:p>
            <text:p text:style-name="P12"><text:span text:style-name="T4">Thalberg</text:span></text:p>
          </draw:text-box>
        </draw:frame>
        <draw:g>
          <draw:frame draw:style-name="gr9" draw:text-style-name="P14" draw:layer="layout" svg:width="2.041cm" svg:height="1.477cm" svg:x="10.159cm" svg:y="18.627cm">
            <draw:text-box>
              <text:p text:style-name="P3"><text:span text:style-name="T4">N 0-/any</text:span></text:p>
              <text:p text:style-name="P3"><text:span text:style-name="T4">or Sp == H</text:span></text:p>
              <text:p text:style-name="P3"><text:span text:style-name="T4"/></text:p>
            </draw:text-box>
          </draw:frame>
          <draw:circle draw:style-name="gr10" draw:text-style-name="P15" draw:layer="layout" svg:width="0.8cm" svg:height="0.8cm" svg:x="10.688cm" svg:y="17.677cm">
            <text:p text:style-name="P3"><text:span text:style-name="T8">B</text:span></text:p>
          </draw:circle>
          <draw:frame draw:style-name="gr11" draw:text-style-name="P16" draw:layer="layout" svg:width="0.83cm" svg:height="0.393cm" svg:x="11.59cm" svg:y="17.899cm">
            <draw:text-box>
              <text:p text:style-name="P5"><text:span text:style-name="T9">010</text:span></text:p>
            </draw:text-box>
          </draw:frame>
          <draw:rect draw:style-name="gr2" draw:text-style-name="P17" draw:layer="layout" svg:width="2.676cm" svg:height="0.973cm" svg:x="7.361cm" svg:y="15.313cm">
            <text:p text:style-name="P1"><text:span text:style-name="T4">A7: Aftermath</text:span></text:p>
          </draw:rect>
          <draw:line draw:style-name="gr4" draw:text-style-name="P7" draw:layer="layout" svg:x1="8.67cm" svg:y1="16.348cm" svg:x2="8.67cm" svg:y2="17.653cm">
            <text:p/>
          </draw:line>
          <draw:line draw:style-name="gr4" draw:text-style-name="P7" draw:layer="layout" svg:x1="7.727cm" svg:y1="16.374cm" svg:x2="6.663cm" svg:y2="17.712cm">
            <text:p/>
          </draw:line>
          <draw:line draw:style-name="gr4" draw:text-style-name="P7" draw:layer="layout" svg:x1="9.674cm" svg:y1="16.314cm" svg:x2="10.89cm" svg:y2="17.774cm">
            <text:p/>
          </draw:line>
          <draw:circle draw:style-name="gr2" draw:text-style-name="P15" draw:layer="layout" svg:width="0.8cm" svg:height="0.8cm" svg:x="6.037cm" svg:y="17.677cm">
            <text:p text:style-name="P3"><text:span text:style-name="T8">B</text:span></text:p>
          </draw:circle>
          <draw:frame draw:style-name="gr12" draw:text-style-name="P8" draw:layer="layout" svg:width="1.74cm" svg:height="0.739cm" svg:x="5.726cm" svg:y="18.631cm">
            <draw:text-box>
              <text:p text:style-name="P5"><text:span text:style-name="T4">N 1+/1+</text:span></text:p>
            </draw:text-box>
          </draw:frame>
          <draw:frame draw:style-name="gr11" draw:text-style-name="P16" draw:layer="layout" svg:width="0.733cm" svg:height="0.393cm" svg:x="6.997cm" svg:y="17.897cm">
            <draw:text-box>
              <text:p text:style-name="P5"><text:span text:style-name="T9">000</text:span></text:p>
            </draw:text-box>
          </draw:frame>
          <draw:circle draw:style-name="gr2" draw:text-style-name="P15" draw:layer="layout" svg:width="0.8cm" svg:height="0.8cm" svg:x="8.281cm" svg:y="17.677cm">
            <text:p text:style-name="P3"><text:span text:style-name="T8">C</text:span></text:p>
          </draw:circle>
          <draw:frame draw:style-name="gr12" draw:text-style-name="P8" draw:layer="layout" svg:width="1.523cm" svg:height="0.739cm" svg:x="8.018cm" svg:y="18.615cm">
            <draw:text-box>
              <text:p text:style-name="P5"><text:span text:style-name="T4">N 1+/0-</text:span></text:p>
            </draw:text-box>
          </draw:frame>
          <draw:frame draw:style-name="gr5" draw:text-style-name="P16" draw:layer="layout" svg:width="0.768cm" svg:height="0.374cm" svg:x="9.247cm" svg:y="17.899cm">
            <draw:text-box>
              <text:p text:style-name="P5"><text:span text:style-name="T9">001</text:span></text:p>
            </draw:text-box>
          </draw:frame>
        </draw:g>
        <draw:line draw:style-name="gr4" draw:text-style-name="P7" draw:layer="layout" svg:x1="15.842cm" svg:y1="13.56cm" svg:x2="17.697cm" svg:y2="15.088cm">
          <text:p/>
        </draw:line>
        <draw:frame draw:style-name="gr7" draw:text-style-name="P8" draw:layer="layout" svg:width="2.004cm" svg:height="0.747cm" svg:x="10.492cm" svg:y="15.16cm">
          <draw:text-box>
            <text:p text:style-name="P5"><text:span text:style-name="T4">Kill Thalberg</text:span></text:p>
          </draw:text-box>
        </draw:frame>
        <draw:rect draw:style-name="gr2" draw:text-style-name="P9" draw:layer="layout" svg:width="2.676cm" svg:height="0.973cm" svg:x="19.068cm" svg:y="12.503cm">
          <text:p text:style-name="P1"><text:span text:style-name="T4">A6: Escape!</text:span></text:p>
        </draw:rect>
        <draw:line draw:style-name="gr4" draw:text-style-name="P7" draw:layer="layout" svg:x1="19.617cm" svg:y1="13.566cm" svg:x2="18.279cm" svg:y2="14.995cm">
          <text:p/>
        </draw:line>
        <draw:line draw:style-name="gr4" draw:text-style-name="P7" draw:layer="layout" svg:x1="21.412cm" svg:y1="13.535cm" svg:x2="22.841cm" svg:y2="14.964cm">
          <text:p/>
        </draw:line>
        <draw:line draw:style-name="gr4" draw:text-style-name="P7" draw:layer="layout" svg:x1="20.59cm" svg:y1="13.598cm" svg:x2="20.59cm" svg:y2="14.903cm">
          <text:p/>
        </draw:line>
        <draw:circle draw:style-name="gr2" draw:text-style-name="P15" draw:layer="layout" svg:width="0.8cm" svg:height="0.8cm" svg:x="22.798cm" svg:y="15.163cm">
          <text:p text:style-name="P3"><text:span text:style-name="T8">D</text:span></text:p>
        </draw:circle>
        <draw:frame draw:style-name="gr7" draw:text-style-name="P8" draw:layer="layout" svg:width="1.049cm" svg:height="0.747cm" svg:x="22.918cm" svg:y="16.136cm">
          <draw:text-box>
            <text:p text:style-name="P5"><text:span text:style-name="T4">Get away</text:span></text:p>
          </draw:text-box>
        </draw:frame>
        <draw:frame draw:style-name="gr11" draw:text-style-name="P16" draw:layer="layout" svg:width="0.751cm" svg:height="0.393cm" svg:x="23.696cm" svg:y="15.355cm">
          <draw:text-box>
            <text:p text:style-name="P5"><text:span text:style-name="T9">110</text:span></text:p>
          </draw:text-box>
        </draw:frame>
        <draw:frame draw:style-name="gr5" draw:text-style-name="P8" draw:layer="layout" svg:width="0.79cm" svg:height="0.374cm" svg:x="17.734cm" svg:y="16.112cm">
          <draw:text-box>
            <text:p text:style-name="P5"><text:span text:style-name="T4">Die</text:span></text:p>
          </draw:text-box>
        </draw:frame>
        <draw:circle draw:style-name="gr13" draw:text-style-name="P15" draw:layer="layout" svg:width="0.8cm" svg:height="0.8cm" svg:x="17.636cm" svg:y="15.162cm">
          <text:p text:style-name="P3"><text:span text:style-name="T8">E'</text:span></text:p>
        </draw:circle>
        <draw:frame draw:style-name="gr11" draw:text-style-name="P16" draw:layer="layout" svg:width="0.793cm" svg:height="0.393cm" svg:x="18.579cm" svg:y="15.251cm">
          <draw:text-box>
            <text:p text:style-name="P5"><text:span text:style-name="T9">111</text:span></text:p>
          </draw:text-box>
        </draw:frame>
        <draw:line draw:style-name="gr4" draw:text-style-name="P7" draw:layer="layout" svg:x1="14.049cm" svg:y1="16.248cm" svg:x2="13.41cm" svg:y2="17.647cm">
          <text:p/>
        </draw:line>
        <draw:line draw:style-name="gr4" draw:text-style-name="P7" draw:layer="layout" svg:x1="14.9cm" svg:y1="16.218cm" svg:x2="15.508cm" svg:y2="17.647cm">
          <text:p/>
        </draw:line>
        <draw:rect draw:style-name="gr2" draw:text-style-name="P9" draw:layer="layout" svg:width="2.676cm" svg:height="0.973cm" svg:x="13.198cm" svg:y="15.248cm">
          <text:p text:style-name="P1"><text:span text:style-name="T4">A8: Betrayal!</text:span></text:p>
        </draw:rect>
        <draw:circle draw:style-name="gr2" draw:text-style-name="P15" draw:layer="layout" svg:width="0.8cm" svg:height="0.8cm" svg:x="12.898cm" svg:y="17.71cm">
          <text:p text:style-name="P3"><text:span text:style-name="T8">D'</text:span></text:p>
        </draw:circle>
        <draw:frame draw:style-name="gr12" draw:text-style-name="P8" draw:layer="layout" svg:width="1.195cm" svg:height="0.739cm" svg:x="12.885cm" svg:y="18.684cm">
          <draw:text-box>
            <text:p text:style-name="P5"><text:span text:style-name="T4">Pop 1+</text:span></text:p>
          </draw:text-box>
        </draw:frame>
        <draw:frame draw:style-name="gr11" draw:text-style-name="P16" draw:layer="layout" svg:width="0.782cm" svg:height="0.393cm" svg:x="13.78cm" svg:y="17.901cm">
          <draw:text-box>
            <text:p text:style-name="P5"><text:span text:style-name="T9">100</text:span></text:p>
          </draw:text-box>
        </draw:frame>
        <draw:circle draw:style-name="gr14" draw:text-style-name="P15" draw:layer="layout" svg:width="0.8cm" svg:height="0.8cm" svg:x="15.273cm" svg:y="17.709cm">
          <text:p text:style-name="P3"><text:span text:style-name="T8">C</text:span></text:p>
        </draw:circle>
        <draw:frame draw:style-name="gr15" draw:text-style-name="P8" draw:layer="layout" svg:width="1.177cm" svg:height="0.424cm" svg:x="15.163cm" svg:y="18.666cm">
          <draw:text-box>
            <text:p text:style-name="P5"><text:span text:style-name="T4">Pop 0-</text:span></text:p>
          </draw:text-box>
        </draw:frame>
        <draw:frame draw:style-name="gr16" draw:text-style-name="P16" draw:layer="layout" svg:width="0.825cm" svg:height="2.719cm" svg:x="16.214cm" svg:y="17.87cm">
          <draw:text-box>
            <text:p text:style-name="P5"><text:span text:style-name="T9">101</text:span></text:p>
          </draw:text-box>
        </draw:frame>
        <draw:circle draw:style-name="gr10" draw:text-style-name="P15" draw:layer="layout" svg:width="0.8cm" svg:height="0.8cm" svg:x="20.201cm" svg:y="15.16cm">
          <text:p text:style-name="P3"><text:span text:style-name="T8">B</text:span></text:p>
        </draw:circle>
        <draw:frame draw:style-name="gr11" draw:text-style-name="P16" draw:layer="layout" svg:width="0.835cm" svg:height="0.393cm" svg:x="21.184cm" svg:y="15.177cm">
          <draw:text-box>
            <text:p text:style-name="P5"><text:span text:style-name="T9">011</text:span></text:p>
          </draw:text-box>
        </draw:frame>
        <draw:frame draw:style-name="gr17" draw:text-style-name="P8" draw:layer="layout" svg:width="1.357cm" svg:height="1.12cm" svg:x="20.108cm" svg:y="16.092cm">
          <draw:text-box>
            <text:p text:style-name="P5"><text:span text:style-name="T4">Raise alarm</text:span></text:p>
            <text:p text:style-name="P3"><text:span text:style-name="T4">but die</text:span></text:p>
          </draw:text-box>
        </draw:frame>
        <draw:line draw:style-name="gr4" draw:text-style-name="P7" draw:layer="layout" svg:x1="14.538cm" svg:y1="11.133cm" svg:x2="14.538cm" svg:y2="12.502cm">
          <text:p/>
        </draw:line>
        <draw:line draw:style-name="gr4" draw:text-style-name="P7" draw:layer="layout" svg:x1="13.198cm" svg:y1="11.04cm" svg:x2="10.005cm" svg:y2="12.5cm">
          <text:p/>
        </draw:line>
        <draw:g>
          <draw:g>
            <draw:rect draw:style-name="gr18" draw:text-style-name="P7" draw:layer="layout" svg:width="0.276cm" svg:height="0.277cm" svg:x="24.496cm" svg:y="0.955cm">
              <text:p/>
            </draw:rect>
            <draw:frame draw:style-name="gr19" draw:text-style-name="P18" draw:layer="layout" svg:width="2.114cm" svg:height="0.518cm" svg:x="25.018cm" svg:y="0.862cm">
              <draw:text-box>
                <text:p text:style-name="P5"><text:span text:style-name="T2">Aleksandr</text:span></text:p>
              </draw:text-box>
            </draw:frame>
          </draw:g>
          <draw:g>
            <draw:rect draw:style-name="gr20" draw:text-style-name="P7" draw:layer="layout" svg:width="0.276cm" svg:height="0.277cm" svg:x="24.496cm" svg:y="1.545cm">
              <text:p/>
            </draw:rect>
            <draw:frame draw:style-name="gr21" draw:text-style-name="P18" draw:layer="layout" svg:width="2.072cm" svg:height="0.518cm" svg:x="25.018cm" svg:y="1.452cm">
              <draw:text-box>
                <text:p text:style-name="P5"><text:span text:style-name="T2">Anastasia</text:span></text:p>
              </draw:text-box>
            </draw:frame>
          </draw:g>
          <draw:g>
            <draw:rect draw:style-name="gr22" draw:text-style-name="P7" draw:layer="layout" svg:width="0.276cm" svg:height="0.277cm" svg:x="24.496cm" svg:y="2.134cm">
              <text:p/>
            </draw:rect>
            <draw:frame draw:style-name="gr23" draw:text-style-name="P19" draw:layer="layout" svg:width="1.903cm" svg:height="0.518cm" svg:x="25.018cm" svg:y="2.041cm">
              <draw:text-box>
                <text:p text:style-name="P5"><text:span text:style-name="T2">Gennady</text:span></text:p>
              </draw:text-box>
            </draw:frame>
          </draw:g>
          <draw:g>
            <draw:rect draw:style-name="gr24" draw:text-style-name="P7" draw:layer="layout" svg:width="0.276cm" svg:height="0.277cm" svg:x="24.496cm" svg:y="2.724cm">
              <text:p/>
            </draw:rect>
            <draw:frame draw:style-name="gr25" draw:text-style-name="P19" draw:layer="layout" svg:width="2.013cm" svg:height="0.518cm" svg:x="25.018cm" svg:y="2.631cm">
              <draw:text-box>
                <text:p text:style-name="P5"><text:span text:style-name="T2">Harada</text:span></text:p>
              </draw:text-box>
            </draw:frame>
          </draw:g>
          <draw:g>
            <draw:rect draw:style-name="gr26" draw:text-style-name="P7" draw:layer="layout" svg:width="0.276cm" svg:height="0.277cm" svg:x="24.496cm" svg:y="3.314cm">
              <text:p/>
            </draw:rect>
            <draw:frame draw:style-name="gr27" draw:text-style-name="P18" draw:layer="layout" svg:width="0.988cm" svg:height="0.518cm" svg:x="25.018cm" svg:y="3.221cm">
              <draw:text-box>
                <text:p text:style-name="P5"><text:span text:style-name="T2">Irina</text:span></text:p>
              </draw:text-box>
            </draw:frame>
          </draw:g>
          <draw:g>
            <draw:rect draw:style-name="gr28" draw:text-style-name="P7" draw:layer="layout" svg:width="0.276cm" svg:height="0.277cm" svg:x="24.496cm" svg:y="3.903cm">
              <text:p/>
            </draw:rect>
            <draw:frame draw:style-name="gr29" draw:text-style-name="P18" draw:layer="layout" svg:width="1.797cm" svg:height="0.518cm" svg:x="25.018cm" svg:y="3.81cm">
              <draw:text-box>
                <text:p text:style-name="P5"><text:span text:style-name="T2">Ludmilla</text:span></text:p>
              </draw:text-box>
            </draw:frame>
          </draw:g>
          <draw:g>
            <draw:rect draw:style-name="gr30" draw:text-style-name="P7" draw:layer="layout" svg:width="0.276cm" svg:height="0.277cm" svg:x="24.496cm" svg:y="4.493cm">
              <text:p/>
            </draw:rect>
            <draw:frame draw:style-name="gr31" draw:text-style-name="P18" draw:layer="layout" svg:width="1.272cm" svg:height="0.518cm" svg:x="25.018cm" svg:y="4.4cm">
              <draw:text-box>
                <text:p text:style-name="P5"><text:span text:style-name="T2">Olga</text:span></text:p>
              </draw:text-box>
            </draw:frame>
          </draw:g>
          <draw:g>
            <draw:rect draw:style-name="gr32" draw:text-style-name="P7" draw:layer="layout" svg:width="0.276cm" svg:height="0.277cm" svg:x="24.496cm" svg:y="5.101cm">
              <text:p/>
            </draw:rect>
            <draw:frame draw:style-name="gr31" draw:text-style-name="P18" draw:layer="layout" svg:width="1.272cm" svg:height="0.518cm" svg:x="25.018cm" svg:y="5.008cm">
              <draw:text-box>
                <text:p text:style-name="P5"><text:span text:style-name="T2">Pyotr</text:span></text:p>
              </draw:text-box>
            </draw:frame>
          </draw:g>
          <draw:g>
            <draw:rect draw:style-name="gr33" draw:text-style-name="P7" draw:layer="layout" svg:width="0.276cm" svg:height="0.277cm" svg:x="24.495cm" svg:y="5.709cm">
              <text:p/>
            </draw:rect>
            <draw:frame draw:style-name="gr34" draw:text-style-name="P18" draw:layer="layout" svg:width="1.429cm" svg:height="0.518cm" svg:x="25.017cm" svg:y="5.616cm">
              <draw:text-box>
                <text:p text:style-name="P5"><text:span text:style-name="T2">Ruslan</text:span></text:p>
              </draw:text-box>
            </draw:frame>
          </draw:g>
          <draw:g>
            <draw:rect draw:style-name="gr35" draw:text-style-name="P7" draw:layer="layout" svg:width="0.276cm" svg:height="0.277cm" svg:x="24.494cm" svg:y="6.318cm">
              <text:p/>
            </draw:rect>
            <draw:frame draw:style-name="gr31" draw:text-style-name="P18" draw:layer="layout" svg:width="1.272cm" svg:height="0.518cm" svg:x="25.016cm" svg:y="6.225cm">
              <draw:text-box>
                <text:p text:style-name="P5"><text:span text:style-name="T2">Vasily</text:span></text:p>
              </draw:text-box>
            </draw:frame>
          </draw:g>
        </draw:g>
        <draw:rect draw:style-name="gr2" draw:text-style-name="P9" draw:layer="layout" svg:width="2.676cm" svg:height="0.973cm" svg:x="13.164cm" svg:y="12.578cm">
          <text:p text:style-name="P1"><text:span text:style-name="T4">A5b: Rebel</text:span></text:p>
        </draw:rect>
        <draw:rect draw:style-name="gr2" draw:text-style-name="P9" draw:layer="layout" svg:width="2.676cm" svg:height="0.973cm" svg:x="7.277cm" svg:y="12.545cm">
          <text:p text:style-name="P1"><text:span text:style-name="T4">A5a: Loyalist</text:span></text:p>
        </draw:rect>
        <draw:line draw:style-name="gr4" draw:text-style-name="P7" draw:layer="layout" svg:x1="14.553cm" svg:y1="13.592cm" svg:x2="14.537cm" svg:y2="15.214cm">
          <text:p/>
        </draw:line>
        <draw:line draw:style-name="gr4" draw:text-style-name="P7" draw:layer="layout" svg:x1="8.65cm" svg:y1="13.582cm" svg:x2="8.666cm" svg:y2="15.313cm">
          <text:p/>
        </draw:line>
        <draw:line draw:style-name="gr4" draw:text-style-name="P7" draw:layer="layout" svg:x1="9.988cm" svg:y1="13.494cm" svg:x2="17.595cm" svg:y2="15.214cm">
          <text:p/>
        </draw:line>
        <draw:line draw:style-name="gr4" draw:text-style-name="P7" draw:layer="layout" svg:x1="13.166cm" svg:y1="13.521cm" svg:x2="10.055cm" svg:y2="15.247cm">
          <text:p/>
        </draw:line>
        <draw:frame draw:style-name="gr36" draw:text-style-name="P20" draw:layer="layout" svg:width="2.182cm" svg:height="0.629cm" svg:x="5.359cm" svg:y="19.446cm">
          <draw:text-box>
            <text:p text:style-name="P3"><text:span text:style-name="T10">Independent</text:span></text:p>
          </draw:text-box>
        </draw:frame>
        <draw:frame draw:style-name="gr7" draw:text-style-name="P20" draw:layer="layout" svg:width="2.182cm" svg:height="0.747cm" svg:x="7.807cm" svg:y="19.38cm">
          <draw:text-box>
            <text:p text:style-name="P3"><text:span text:style-name="T10">Nikolai's nursemaid</text:span></text:p>
          </draw:text-box>
        </draw:frame>
        <draw:frame draw:style-name="gr37" draw:text-style-name="P20" draw:layer="layout" svg:width="2.116cm" svg:height="0.511cm" svg:x="10.386cm" svg:y="19.564cm">
          <draw:text-box>
            <text:p text:style-name="P3"><text:span text:style-name="T10">Sent away</text:span></text:p>
          </draw:text-box>
        </draw:frame>
        <draw:frame draw:style-name="gr38" draw:text-style-name="P20" draw:layer="layout" svg:width="1.553cm" svg:height="0.627cm" svg:x="15.149cm" svg:y="19.282cm">
          <draw:text-box>
            <text:p text:style-name="P3"><text:span text:style-name="T10">Puppet</text:span></text:p>
          </draw:text-box>
        </draw:frame>
        <draw:frame draw:style-name="gr39" draw:text-style-name="P20" draw:layer="layout" svg:width="1.719cm" svg:height="0.628cm" svg:x="12.867cm" svg:y="19.315cm">
          <draw:text-box>
            <text:p text:style-name="P3"><text:span text:style-name="T10">Big Bad</text:span></text:p>
          </draw:text-box>
        </draw:frame>
        <draw:frame draw:style-name="gr40" draw:text-style-name="P20" draw:layer="layout" svg:width="1.221cm" svg:height="0.496cm" svg:x="17.565cm" svg:y="16.702cm">
          <draw:text-box>
            <text:p text:style-name="P3"><text:span text:style-name="T10">Victim</text:span></text:p>
          </draw:text-box>
        </draw:frame>
        <draw:frame draw:style-name="gr7" draw:text-style-name="P20" draw:layer="layout" svg:width="1.553cm" svg:height="0.747cm" svg:x="19.978cm" svg:y="17.497cm">
          <draw:text-box>
            <text:p text:style-name="P3"><text:span text:style-name="T10">Fallen Heroine</text:span></text:p>
          </draw:text-box>
        </draw:frame>
        <draw:frame draw:style-name="gr40" draw:text-style-name="P20" draw:layer="layout" svg:width="1.553cm" svg:height="0.496cm" svg:x="22.625cm" svg:y="17.231cm">
          <draw:text-box>
            <text:p text:style-name="P3"><text:span text:style-name="T10">Civil War</text:span></text:p>
          </draw:text-box>
        </draw:frame>
        <draw:rect draw:style-name="gr2" draw:text-style-name="P21" draw:layer="layout" svg:width="2.27cm" svg:height="0.585cm" svg:x="0.635cm" svg:y="20.34cm">
          <text:p text:style-name="P7"><text:span text:style-name="T2">3/9/10</text:span></text:p>
        </draw:rect>
      </draw:page>
      <draw:page draw:name="Data Model" draw:style-name="dp1" draw:master-page-name="Default">
        <office:forms form:automatic-focus="false" form:apply-design-mode="false"/>
        <draw:rect draw:style-name="gr2" draw:text-style-name="P4" draw:layer="layout" svg:width="0.641cm" svg:height="0.585cm" svg:x="26.637cm" svg:y="20.343cm">
          <text:p text:style-name="P3"><text:span text:style-name="T2">2</text:span></text:p>
        </draw:rect>
        <draw:frame draw:style-name="gr41" draw:text-style-name="P6" draw:layer="layout" svg:width="8.337cm" svg:height="1.284cm" svg:x="0.917cm" svg:y="0.918cm">
          <draw:text-box>
            <text:p text:style-name="P5"><text:span text:style-name="T3">Nikolai Grozhny</text:span></text:p>
            <text:p text:style-name="P5"><text:span text:style-name="T2">draft 1, sheet 2: persistent state key</text:span></text:p>
          </draw:text-box>
        </draw:frame>
        <draw:g>
          <draw:g>
            <draw:rect draw:style-name="gr18" draw:text-style-name="P7" draw:layer="layout" svg:width="0.276cm" svg:height="0.277cm" svg:x="24.497cm" svg:y="0.956cm">
              <text:p/>
            </draw:rect>
            <draw:frame draw:style-name="gr19" draw:text-style-name="P18" draw:layer="layout" svg:width="2.114cm" svg:height="0.518cm" svg:x="25.019cm" svg:y="0.863cm">
              <draw:text-box>
                <text:p text:style-name="P5"><text:span text:style-name="T2">Aleksandr</text:span></text:p>
              </draw:text-box>
            </draw:frame>
          </draw:g>
          <draw:g>
            <draw:rect draw:style-name="gr20" draw:text-style-name="P7" draw:layer="layout" svg:width="0.276cm" svg:height="0.277cm" svg:x="24.497cm" svg:y="1.546cm">
              <text:p/>
            </draw:rect>
            <draw:frame draw:style-name="gr21" draw:text-style-name="P18" draw:layer="layout" svg:width="2.072cm" svg:height="0.518cm" svg:x="25.019cm" svg:y="1.453cm">
              <draw:text-box>
                <text:p text:style-name="P5"><text:span text:style-name="T2">Anastasia</text:span></text:p>
              </draw:text-box>
            </draw:frame>
          </draw:g>
          <draw:g>
            <draw:rect draw:style-name="gr22" draw:text-style-name="P7" draw:layer="layout" svg:width="0.276cm" svg:height="0.277cm" svg:x="24.497cm" svg:y="2.135cm">
              <text:p/>
            </draw:rect>
            <draw:frame draw:style-name="gr23" draw:text-style-name="P19" draw:layer="layout" svg:width="1.903cm" svg:height="0.518cm" svg:x="25.019cm" svg:y="2.042cm">
              <draw:text-box>
                <text:p text:style-name="P5"><text:span text:style-name="T2">Gennady</text:span></text:p>
              </draw:text-box>
            </draw:frame>
          </draw:g>
          <draw:g>
            <draw:rect draw:style-name="gr24" draw:text-style-name="P7" draw:layer="layout" svg:width="0.276cm" svg:height="0.277cm" svg:x="24.497cm" svg:y="2.725cm">
              <text:p/>
            </draw:rect>
            <draw:frame draw:style-name="gr25" draw:text-style-name="P19" draw:layer="layout" svg:width="2.013cm" svg:height="0.518cm" svg:x="25.019cm" svg:y="2.632cm">
              <draw:text-box>
                <text:p text:style-name="P5"><text:span text:style-name="T2">Harada</text:span></text:p>
              </draw:text-box>
            </draw:frame>
          </draw:g>
          <draw:g>
            <draw:rect draw:style-name="gr26" draw:text-style-name="P7" draw:layer="layout" svg:width="0.276cm" svg:height="0.277cm" svg:x="24.497cm" svg:y="3.315cm">
              <text:p/>
            </draw:rect>
            <draw:frame draw:style-name="gr27" draw:text-style-name="P18" draw:layer="layout" svg:width="0.988cm" svg:height="0.518cm" svg:x="25.019cm" svg:y="3.222cm">
              <draw:text-box>
                <text:p text:style-name="P5"><text:span text:style-name="T2">Irina</text:span></text:p>
              </draw:text-box>
            </draw:frame>
          </draw:g>
          <draw:g>
            <draw:rect draw:style-name="gr28" draw:text-style-name="P7" draw:layer="layout" svg:width="0.276cm" svg:height="0.277cm" svg:x="24.497cm" svg:y="3.904cm">
              <text:p/>
            </draw:rect>
            <draw:frame draw:style-name="gr29" draw:text-style-name="P18" draw:layer="layout" svg:width="1.797cm" svg:height="0.518cm" svg:x="25.019cm" svg:y="3.811cm">
              <draw:text-box>
                <text:p text:style-name="P5"><text:span text:style-name="T2">Ludmilla</text:span></text:p>
              </draw:text-box>
            </draw:frame>
          </draw:g>
          <draw:g>
            <draw:rect draw:style-name="gr30" draw:text-style-name="P7" draw:layer="layout" svg:width="0.276cm" svg:height="0.277cm" svg:x="24.497cm" svg:y="4.494cm">
              <text:p/>
            </draw:rect>
            <draw:frame draw:style-name="gr31" draw:text-style-name="P18" draw:layer="layout" svg:width="1.272cm" svg:height="0.518cm" svg:x="25.019cm" svg:y="4.401cm">
              <draw:text-box>
                <text:p text:style-name="P5"><text:span text:style-name="T2">Olga</text:span></text:p>
              </draw:text-box>
            </draw:frame>
          </draw:g>
          <draw:g>
            <draw:rect draw:style-name="gr32" draw:text-style-name="P7" draw:layer="layout" svg:width="0.276cm" svg:height="0.277cm" svg:x="24.497cm" svg:y="5.102cm">
              <text:p/>
            </draw:rect>
            <draw:frame draw:style-name="gr31" draw:text-style-name="P18" draw:layer="layout" svg:width="1.272cm" svg:height="0.518cm" svg:x="25.019cm" svg:y="5.009cm">
              <draw:text-box>
                <text:p text:style-name="P5"><text:span text:style-name="T2">Pyotr</text:span></text:p>
              </draw:text-box>
            </draw:frame>
          </draw:g>
          <draw:g>
            <draw:rect draw:style-name="gr33" draw:text-style-name="P7" draw:layer="layout" svg:width="0.276cm" svg:height="0.277cm" svg:x="24.496cm" svg:y="5.71cm">
              <text:p/>
            </draw:rect>
            <draw:frame draw:style-name="gr34" draw:text-style-name="P18" draw:layer="layout" svg:width="1.429cm" svg:height="0.518cm" svg:x="25.018cm" svg:y="5.617cm">
              <draw:text-box>
                <text:p text:style-name="P5"><text:span text:style-name="T2">Ruslan</text:span></text:p>
              </draw:text-box>
            </draw:frame>
          </draw:g>
          <draw:g>
            <draw:rect draw:style-name="gr35" draw:text-style-name="P7" draw:layer="layout" svg:width="0.276cm" svg:height="0.277cm" svg:x="24.495cm" svg:y="6.319cm">
              <text:p/>
            </draw:rect>
            <draw:frame draw:style-name="gr31" draw:text-style-name="P18" draw:layer="layout" svg:width="1.272cm" svg:height="0.518cm" svg:x="25.017cm" svg:y="6.226cm">
              <draw:text-box>
                <text:p text:style-name="P5"><text:span text:style-name="T2">Vasily</text:span></text:p>
              </draw:text-box>
            </draw:frame>
          </draw:g>
        </draw:g>
        <draw:frame draw:style-name="gr42" draw:text-style-name="P22" draw:layer="layout" svg:width="11.567cm" svg:height="16.041cm" svg:x="1.132cm" svg:y="2.646cm">
          <draw:text-box>
            <text:p text:style-name="P5"><text:span text:style-name="T11">2 bits: Anya's Fitness (-1 to 2)</text:span></text:p>
            <text:p text:style-name="P5"><text:span text:style-name="T11">2 bits: Anya's Compassion (-1 to 2)</text:span></text:p>
            <text:p text:style-name="P5"><text:span text:style-name="T11">2 bits: Anya's Will (-1 to 2)</text:span></text:p>
            <text:p text:style-name="P5"><text:span text:style-name="T11">2 bits: Anya's Popularity (-1 to 2)</text:span></text:p>
            <text:p text:style-name="P5"><text:span text:style-name="T11"/></text:p>
            <text:p text:style-name="P5"><text:span text:style-name="T11">2 bits: Anya's Profession (courtier, politician, doctor, warrior)</text:span></text:p>
            <text:p text:style-name="P5"><text:span text:style-name="T11">2 bits: Anya's Skill [at her profession] (-1 to 2)</text:span></text:p>
            <text:p text:style-name="P5"><text:span text:style-name="T11">2 bits: relations with spouse (-1 to 1, or -2 for divorce or death)</text:span></text:p>
            <text:p text:style-name="P5"><text:span text:style-name="T11">2 bits: respect from Nikolai (-1 to 1, or -2 for Anya dead)</text:span></text:p>
            <text:p text:style-name="P5"><text:span text:style-name="T11"/></text:p>
            <text:p text:style-name="P5"><text:span text:style-name="T11">3 bits: relations with Nikolai (-3 to 3, or -4 for Anya banished)</text:span></text:p>
            <text:p text:style-name="P5"><text:span text:style-name="T11">2 bits: relations with Olga (-1 to 1, or -2 for Olga dead)</text:span></text:p>
            <text:p text:style-name="P5"><text:span text:style-name="T11">2 bits: relations with Aleksandr (-1 to 1, or -2 for Sander dead)</text:span></text:p>
            <text:p text:style-name="P5"><text:span text:style-name="T11">1 bit: Ruslan: alive or dead?</text:span></text:p>
            <text:p text:style-name="P5"><text:span text:style-name="T11"/></text:p>
            <text:p text:style-name="P5"><text:span text:style-name="T11">2 bits: relations with Ludmilla (-1 to 1, or -2 for Millie dead)</text:span></text:p>
            <text:p text:style-name="P5"><text:span text:style-name="T11">2 bits: relations with Pyotr (-1 to 1, or -2 for Pyotr dead)</text:span></text:p>
            <text:p text:style-name="P5"><text:span text:style-name="T11">2 bits: relations with Vasily (-1 to 1, or -2 for Vasily dead)</text:span></text:p>
            <text:p text:style-name="P5"><text:span text:style-name="T11">2 bits: relations with Gennady (-1 to 1, or -2 for Gennady dead)</text:span></text:p>
            <text:p text:style-name="P5"><text:span text:style-name="T11"/></text:p>
            <text:p text:style-name="P5"><text:span text:style-name="T11">2 bits: completed acts - 1 (no state at start of Act I)</text:span></text:p>
            <text:p text:style-name="P5"><text:span text:style-name="T11">3 bits: ending of Act I</text:span></text:p>
            <text:p text:style-name="P5"><text:span text:style-name="T11">3 bits: ending of Act II</text:span></text:p>
            <text:p text:style-name="P5"><text:span text:style-name="T11"/></text:p>
            <text:p text:style-name="P5"><text:span text:style-name="T11">3 bits: ending of Act III</text:span></text:p>
            <text:p text:style-name="P5"><text:span text:style-name="T11">3 bits: ending of Act IV</text:span></text:p>
            <text:p text:style-name="P5"><text:span text:style-name="T11">2 bits: Anya's faction (1</text:span><text:span text:style-name="T12">st</text:span><text:span text:style-name="T11"> to 3</text:span><text:span text:style-name="T12">rd</text:span><text:span text:style-name="T11"> place, or 0 for neutral)</text:span></text:p>
            <text:p text:style-name="P5"><text:span text:style-name="T11"/></text:p>
            <text:p text:style-name="P5"><text:span text:style-name="T11">3 bits: leading faction (0 means no war yet)</text:span></text:p>
            <text:p text:style-name="P5"><text:span text:style-name="T11">3 bits: second-place faction (0 means there's a victor)</text:span></text:p>
            <text:p text:style-name="P5"><text:span text:style-name="T11">2 bits: third-place faction (0 means it's a two-way fight)</text:span></text:p>
            <text:p text:style-name="P5"><text:span text:style-name="T11"/></text:p>
            <text:p text:style-name="P5"><text:span text:style-name="T11">3 bits: identity of Anya's spouse</text:span></text:p>
            <text:p text:style-name="P5"><text:span text:style-name="T11">3 bits: Nikolai's state</text:span></text:p>
            <text:p text:style-name="P5"><text:span text:style-name="T11">1 bit: Huseyin: alive or dead?</text:span></text:p>
            <text:p text:style-name="P5"><text:span text:style-name="T11">1 bit: Thalberg: alive or dead?</text:span></text:p>
            <text:p text:style-name="P5"><text:span text:style-name="T11"/></text:p>
            <text:p text:style-name="P5"><text:span text:style-name="T11">if Anya dies, bytes 3 and 4 reclaimed for other state uses</text:span></text:p>
            <text:p text:style-name="P5"><text:span text:style-name="T11"/></text:p>
          </draw:text-box>
        </draw:frame>
        <draw:frame draw:style-name="gr43" draw:text-style-name="P22" draw:layer="layout" svg:width="11.064cm" svg:height="16.215cm" svg:x="12.94cm" svg:y="2.522cm">
          <draw:text-box>
            <text:p text:style-name="P5"><text:span text:style-name="T11">Professions:</text:span></text:p>
            <text:p text:style-name="P5"><text:span text:style-name="T11"><text:s text:c="2"/></text:span><text:span text:style-name="T11">00: art history major at the Sorbonne (princess)</text:span></text:p>
            <text:p text:style-name="P5"><text:span text:style-name="T11"><text:tab/></text:span><text:span text:style-name="T11">Pop+, Wil-, Fit-, N++/-</text:span></text:p>
            <text:p text:style-name="P5"><text:span text:style-name="T11"><text:s text:c="2"/></text:span><text:span text:style-name="T11">01: interstellar policy major at Georgetown SFS (politician)</text:span></text:p>
            <text:p text:style-name="P5"><text:span text:style-name="T11"><text:tab/></text:span><text:span text:style-name="T11">Wil+, Com-, Pop+, N0/+</text:span></text:p>
            <text:p text:style-name="P5"><text:span text:style-name="T11"><text:s text:c="2"/></text:span><text:span text:style-name="T11">10: humanoid biology major at AIU (doctor)</text:span></text:p>
            <text:p text:style-name="P5"><text:span text:style-name="T11"><text:tab/></text:span><text:span text:style-name="T11">Wil+, Com+, Pop-, N-/0</text:span></text:p>
            <text:p text:style-name="P5"><text:span text:style-name="T11"><text:s text:c="2"/></text:span><text:span text:style-name="T11">11: military science cadet at Imperial Academy (warrior)</text:span></text:p>
            <text:p text:style-name="P5"><text:span text:style-name="T11"><text:tab/></text:span><text:span text:style-name="T11">Fit+, Wil+, Com-, N+/++</text:span></text:p>
            <text:p text:style-name="P5"><text:span text:style-name="T11"/></text:p>
            <text:p text:style-name="P5"><text:span text:style-name="T11">Anya's spouse:</text:span></text:p>
            <text:p text:style-name="P5"><text:span text:style-name="T11"><text:s/></text:span><text:span text:style-name="T11">000: never married</text:span></text:p>
            <text:p text:style-name="P5"><text:span text:style-name="T11"><text:s/></text:span><text:span text:style-name="T11">001: Huseyin</text:span></text:p>
            <text:p text:style-name="P5"><text:span text:style-name="T11"><text:s/></text:span><text:span text:style-name="T11">010: </text:span></text:p>
            <text:p text:style-name="P5"><text:span text:style-name="T11"><text:s/></text:span><text:span text:style-name="T11">011: </text:span></text:p>
            <text:p text:style-name="P5"><text:span text:style-name="T11"><text:s/></text:span><text:span text:style-name="T11">100: </text:span></text:p>
            <text:p text:style-name="P5"><text:span text:style-name="T11"><text:s/></text:span><text:span text:style-name="T11">101: </text:span></text:p>
            <text:p text:style-name="P5"><text:span text:style-name="T11"><text:s/></text:span><text:span text:style-name="T11">110: Oleg</text:span></text:p>
            <text:p text:style-name="P5"><text:span text:style-name="T11"><text:s/></text:span><text:span text:style-name="T11">111: Irina</text:span></text:p>
          </draw:text-box>
        </draw:frame>
        <draw:rect draw:style-name="gr2" draw:text-style-name="P21" draw:layer="layout" svg:width="2.27cm" svg:height="0.585cm" svg:x="0.635cm" svg:y="20.341cm">
          <text:p text:style-name="P7"><text:span text:style-name="T2">3/9/10</text:span></text:p>
        </draw:rect>
      </draw:page>
      <draw:page draw:name="Module B" draw:style-name="dp1" draw:master-page-name="Default">
        <office:forms form:automatic-focus="false" form:apply-design-mode="false"/>
        <draw:rect draw:style-name="gr2" draw:text-style-name="P4" draw:layer="layout" svg:width="0.641cm" svg:height="0.585cm" svg:x="26.639cm" svg:y="20.345cm">
          <text:p text:style-name="P3"><text:span text:style-name="T2">B</text:span></text:p>
        </draw:rect>
        <draw:frame draw:style-name="gr44" draw:text-style-name="P6" draw:layer="layout" svg:width="15.026cm" svg:height="2.318cm" svg:x="0.919cm" svg:y="0.92cm">
          <draw:text-box>
            <text:p text:style-name="P5"><text:span text:style-name="T3">Nikolai Grozhny</text:span></text:p>
            <text:p text:style-name="P5"><text:span text:style-name="T2">draft 1, sheet 3: module B outline</text:span></text:p>
            <text:p text:style-name="P5"><text:span text:style-name="T2">Module B: The Coming Storm (sandbox with diplomatic crisis missions)</text:span></text:p>
            <text:p text:style-name="P5"><text:span text:style-name="T2">Module B': War-Torn Galaxy (sandbox, distressed, with relief missions)</text:span></text:p>
          </draw:text-box>
        </draw:frame>
        <draw:g>
          <draw:g>
            <draw:rect draw:style-name="gr18" draw:text-style-name="P7" draw:layer="layout" svg:width="0.276cm" svg:height="0.277cm" svg:x="24.496cm" svg:y="0.955cm">
              <text:p/>
            </draw:rect>
            <draw:frame draw:style-name="gr19" draw:text-style-name="P18" draw:layer="layout" svg:width="2.114cm" svg:height="0.518cm" svg:x="25.018cm" svg:y="0.862cm">
              <draw:text-box>
                <text:p text:style-name="P5"><text:span text:style-name="T2">Aleksandr</text:span></text:p>
              </draw:text-box>
            </draw:frame>
          </draw:g>
          <draw:g>
            <draw:rect draw:style-name="gr20" draw:text-style-name="P7" draw:layer="layout" svg:width="0.276cm" svg:height="0.277cm" svg:x="24.496cm" svg:y="1.545cm">
              <text:p/>
            </draw:rect>
            <draw:frame draw:style-name="gr21" draw:text-style-name="P18" draw:layer="layout" svg:width="2.072cm" svg:height="0.518cm" svg:x="25.018cm" svg:y="1.452cm">
              <draw:text-box>
                <text:p text:style-name="P5"><text:span text:style-name="T2">Anastasia</text:span></text:p>
              </draw:text-box>
            </draw:frame>
          </draw:g>
          <draw:g>
            <draw:rect draw:style-name="gr22" draw:text-style-name="P7" draw:layer="layout" svg:width="0.276cm" svg:height="0.277cm" svg:x="24.496cm" svg:y="2.134cm">
              <text:p/>
            </draw:rect>
            <draw:frame draw:style-name="gr23" draw:text-style-name="P19" draw:layer="layout" svg:width="1.903cm" svg:height="0.518cm" svg:x="25.018cm" svg:y="2.041cm">
              <draw:text-box>
                <text:p text:style-name="P5"><text:span text:style-name="T2">Gennady</text:span></text:p>
              </draw:text-box>
            </draw:frame>
          </draw:g>
          <draw:g>
            <draw:rect draw:style-name="gr24" draw:text-style-name="P7" draw:layer="layout" svg:width="0.276cm" svg:height="0.277cm" svg:x="24.496cm" svg:y="2.724cm">
              <text:p/>
            </draw:rect>
            <draw:frame draw:style-name="gr25" draw:text-style-name="P19" draw:layer="layout" svg:width="2.013cm" svg:height="0.518cm" svg:x="25.018cm" svg:y="2.631cm">
              <draw:text-box>
                <text:p text:style-name="P5"><text:span text:style-name="T2">Harada</text:span></text:p>
              </draw:text-box>
            </draw:frame>
          </draw:g>
          <draw:g>
            <draw:rect draw:style-name="gr26" draw:text-style-name="P7" draw:layer="layout" svg:width="0.276cm" svg:height="0.277cm" svg:x="24.496cm" svg:y="3.314cm">
              <text:p/>
            </draw:rect>
            <draw:frame draw:style-name="gr27" draw:text-style-name="P18" draw:layer="layout" svg:width="0.988cm" svg:height="0.518cm" svg:x="25.018cm" svg:y="3.221cm">
              <draw:text-box>
                <text:p text:style-name="P5"><text:span text:style-name="T2">Irina</text:span></text:p>
              </draw:text-box>
            </draw:frame>
          </draw:g>
          <draw:g>
            <draw:rect draw:style-name="gr28" draw:text-style-name="P7" draw:layer="layout" svg:width="0.276cm" svg:height="0.277cm" svg:x="24.496cm" svg:y="3.903cm">
              <text:p/>
            </draw:rect>
            <draw:frame draw:style-name="gr29" draw:text-style-name="P18" draw:layer="layout" svg:width="1.797cm" svg:height="0.518cm" svg:x="25.018cm" svg:y="3.81cm">
              <draw:text-box>
                <text:p text:style-name="P5"><text:span text:style-name="T2">Ludmilla</text:span></text:p>
              </draw:text-box>
            </draw:frame>
          </draw:g>
          <draw:g>
            <draw:rect draw:style-name="gr30" draw:text-style-name="P7" draw:layer="layout" svg:width="0.276cm" svg:height="0.277cm" svg:x="24.496cm" svg:y="4.493cm">
              <text:p/>
            </draw:rect>
            <draw:frame draw:style-name="gr31" draw:text-style-name="P18" draw:layer="layout" svg:width="1.272cm" svg:height="0.518cm" svg:x="25.018cm" svg:y="4.4cm">
              <draw:text-box>
                <text:p text:style-name="P5"><text:span text:style-name="T2">Olga</text:span></text:p>
              </draw:text-box>
            </draw:frame>
          </draw:g>
          <draw:g>
            <draw:rect draw:style-name="gr32" draw:text-style-name="P7" draw:layer="layout" svg:width="0.276cm" svg:height="0.277cm" svg:x="24.496cm" svg:y="5.101cm">
              <text:p/>
            </draw:rect>
            <draw:frame draw:style-name="gr31" draw:text-style-name="P18" draw:layer="layout" svg:width="1.272cm" svg:height="0.518cm" svg:x="25.018cm" svg:y="5.008cm">
              <draw:text-box>
                <text:p text:style-name="P5"><text:span text:style-name="T2">Pyotr</text:span></text:p>
              </draw:text-box>
            </draw:frame>
          </draw:g>
          <draw:g>
            <draw:rect draw:style-name="gr33" draw:text-style-name="P7" draw:layer="layout" svg:width="0.276cm" svg:height="0.277cm" svg:x="24.495cm" svg:y="5.709cm">
              <text:p/>
            </draw:rect>
            <draw:frame draw:style-name="gr34" draw:text-style-name="P18" draw:layer="layout" svg:width="1.429cm" svg:height="0.518cm" svg:x="25.017cm" svg:y="5.616cm">
              <draw:text-box>
                <text:p text:style-name="P5"><text:span text:style-name="T2">Ruslan</text:span></text:p>
              </draw:text-box>
            </draw:frame>
          </draw:g>
          <draw:g>
            <draw:rect draw:style-name="gr35" draw:text-style-name="P7" draw:layer="layout" svg:width="0.276cm" svg:height="0.277cm" svg:x="24.494cm" svg:y="6.318cm">
              <text:p/>
            </draw:rect>
            <draw:frame draw:style-name="gr31" draw:text-style-name="P18" draw:layer="layout" svg:width="1.272cm" svg:height="0.518cm" svg:x="25.016cm" svg:y="6.225cm">
              <draw:text-box>
                <text:p text:style-name="P5"><text:span text:style-name="T2">Vasily</text:span></text:p>
              </draw:text-box>
            </draw:frame>
          </draw:g>
        </draw:g>
        <draw:rect draw:style-name="gr2" draw:text-style-name="P21" draw:layer="layout" svg:width="2.27cm" svg:height="0.585cm" svg:x="0.635cm" svg:y="20.341cm">
          <text:p text:style-name="P7"><text:span text:style-name="T2">1/13/17</text:span></text:p>
        </draw:rect>
        <draw:rect draw:style-name="gr2" draw:text-style-name="P9" draw:layer="layout" svg:width="2.676cm" svg:height="0.973cm" svg:x="12.737cm" svg:y="5.092cm">
          <text:p text:style-name="P1"><text:span text:style-name="T4">A1: Arrival</text:span></text:p>
        </draw:rect>
        <draw:frame draw:style-name="gr6" draw:text-style-name="P10" draw:layer="layout" svg:width="1.204cm" svg:height="0.526cm" svg:x="13.556cm" svg:y="3.703cm">
          <draw:text-box>
            <text:p text:style-name="P5"><text:span text:style-name="T5">Start</text:span></text:p>
          </draw:text-box>
        </draw:frame>
        <draw:line draw:style-name="gr4" draw:text-style-name="P7" draw:layer="layout" svg:x1="14.075cm" svg:y1="4.287cm" svg:x2="14.075cm" svg:y2="5.123cm">
          <text:p/>
        </draw:line>
      </draw:page>
      <draw:page draw:name="Thalberg's Coup" draw:style-name="dp1" draw:master-page-name="Default">
        <office:forms form:automatic-focus="false" form:apply-design-mode="false"/>
        <draw:circle draw:style-name="gr45" draw:text-style-name="P15" draw:layer="layout" svg:width="0.8cm" svg:height="0.8cm" svg:x="18.46cm" svg:y="9.51cm">
          <text:p text:style-name="P3"><text:span text:style-name="T8">D</text:span></text:p>
        </draw:circle>
        <draw:frame draw:style-name="gr46" draw:text-style-name="P23" draw:layer="layout" svg:width="6.797cm" svg:height="1.284cm" svg:x="0.912cm" svg:y="0.912cm">
          <draw:text-box>
            <text:p text:style-name="P5"><text:span text:style-name="T3">Nikolai Grozhny</text:span></text:p>
            <text:p text:style-name="P5"><text:span text:style-name="T2">draft 1, sheet 1: Heroic Anya</text:span></text:p>
          </draw:text-box>
        </draw:frame>
        <draw:rect draw:style-name="gr2" draw:text-style-name="P21" draw:layer="layout" svg:width="0.641cm" svg:height="0.585cm" svg:x="26.634cm" svg:y="20.34cm">
          <text:p text:style-name="P3"><text:span text:style-name="T2">2</text:span></text:p>
        </draw:rect>
        <draw:circle draw:style-name="gr2" draw:text-style-name="P15" draw:layer="layout" svg:width="0.8cm" svg:height="0.8cm" svg:x="13.262cm" svg:y="4.706cm">
          <text:p text:style-name="P3"><text:span text:style-name="T8">B</text:span></text:p>
        </draw:circle>
        <draw:line draw:style-name="gr47" draw:text-style-name="P7" draw:layer="layout" svg:x1="13.661cm" svg:y1="3.235cm" svg:x2="13.653cm" svg:y2="4.737cm">
          <text:p/>
        </draw:line>
        <draw:g>
          <draw:circle draw:style-name="gr2" draw:text-style-name="P15" draw:layer="layout" svg:width="0.8cm" svg:height="0.8cm" svg:x="13.254cm" svg:y="2.428cm">
            <text:p text:style-name="P3"><text:span text:style-name="T8">A</text:span></text:p>
          </draw:circle>
          <draw:frame draw:style-name="gr6" draw:text-style-name="P24" draw:layer="layout" svg:width="1.204cm" svg:height="0.526cm" svg:x="13.135cm" svg:y="1.015cm">
            <draw:text-box>
              <text:p text:style-name="P5"><text:span text:style-name="T5">Start</text:span></text:p>
            </draw:text-box>
          </draw:frame>
          <draw:line draw:style-name="gr4" draw:text-style-name="P7" draw:layer="layout" svg:x1="13.654cm" svg:y1="1.599cm" svg:x2="13.654cm" svg:y2="2.435cm">
            <text:p/>
          </draw:line>
        </draw:g>
        <draw:line draw:style-name="gr47" draw:text-style-name="P7" draw:layer="layout" svg:x1="14.05cm" svg:y1="5.186cm" svg:x2="23.601cm" svg:y2="7.752cm">
          <text:p/>
        </draw:line>
        <draw:line draw:style-name="gr47" draw:text-style-name="P7" draw:layer="layout" svg:x1="13.944cm" svg:y1="5.345cm" svg:x2="18.442cm" svg:y2="7.673cm">
          <text:p/>
        </draw:line>
        <draw:line draw:style-name="gr47" draw:text-style-name="P7" draw:layer="layout" svg:x1="13.283cm" svg:y1="5.345cm" svg:x2="8.864cm" svg:y2="7.673cm">
          <text:p/>
        </draw:line>
        <draw:line draw:style-name="gr47" draw:text-style-name="P7" draw:layer="layout" svg:x1="13.256cm" svg:y1="5.133cm" svg:x2="3.758cm" svg:y2="7.779cm">
          <text:p/>
        </draw:line>
        <draw:circle draw:style-name="gr2" draw:text-style-name="P15" draw:layer="layout" svg:width="0.8cm" svg:height="0.8cm" svg:x="8.083cm" svg:y="9.509cm">
          <text:p text:style-name="P3"><text:span text:style-name="T8">D</text:span></text:p>
        </draw:circle>
        <draw:circle draw:style-name="gr14" draw:text-style-name="P15" draw:layer="layout" svg:width="0.8cm" svg:height="0.8cm" svg:x="13.268cm" svg:y="7.503cm">
          <text:p text:style-name="P3"><text:span text:style-name="T8">C</text:span></text:p>
        </draw:circle>
        <draw:line draw:style-name="gr48" draw:text-style-name="P7" draw:layer="layout" svg:x1="13.688cm" svg:y1="8.304cm" svg:x2="13.687cm" svg:y2="9.584cm">
          <text:p/>
        </draw:line>
        <draw:frame draw:style-name="gr49" draw:text-style-name="P25" draw:layer="layout" svg:width="0.881cm" svg:height="0.751cm" svg:x="14.063cm" svg:y="6.649cm">
          <draw:text-box>
            <text:p text:style-name="P5"><text:span text:style-name="T13">Seek</text:span></text:p>
            <text:p text:style-name="P5"><text:span text:style-name="T13">Throne</text:span></text:p>
          </draw:text-box>
        </draw:frame>
        <draw:circle draw:style-name="gr14" draw:text-style-name="P15" draw:layer="layout" svg:width="0.8cm" svg:height="0.8cm" svg:x="18.42cm" svg:y="7.503cm">
          <text:p text:style-name="P3"><text:span text:style-name="T8">C</text:span></text:p>
        </draw:circle>
        <draw:circle draw:style-name="gr2" draw:text-style-name="P15" draw:layer="layout" svg:width="0.8cm" svg:height="0.8cm" svg:x="13.236cm" svg:y="9.589cm">
          <text:p text:style-name="P3"><text:span text:style-name="T8">E</text:span></text:p>
        </draw:circle>
        <draw:line draw:style-name="gr48" draw:text-style-name="P7" draw:layer="layout" svg:x1="18.818cm" svg:y1="8.341cm" svg:x2="18.819cm" svg:y2="9.529cm">
          <text:p/>
        </draw:line>
        <draw:frame draw:style-name="gr50" draw:text-style-name="P25" draw:layer="layout" svg:width="0.845cm" svg:height="0.519cm" svg:x="9.184cm" svg:y="3.493cm">
          <draw:text-box>
            <text:p text:style-name="P5"><text:span text:style-name="T13">Stay</text:span></text:p>
            <text:p text:style-name="P5"><text:span text:style-name="T13">neutral</text:span></text:p>
          </draw:text-box>
        </draw:frame>
        <draw:circle draw:style-name="gr14" draw:text-style-name="P15" draw:layer="layout" svg:width="0.8cm" svg:height="0.8cm" svg:x="8.115cm" svg:y="7.503cm">
          <text:p text:style-name="P3"><text:span text:style-name="T8">C</text:span></text:p>
        </draw:circle>
        <draw:line draw:style-name="gr48" draw:text-style-name="P7" draw:layer="layout" svg:x1="8.51cm" svg:y1="8.308cm" svg:x2="8.517cm" svg:y2="9.478cm">
          <text:p/>
        </draw:line>
        <draw:frame draw:style-name="gr51" draw:text-style-name="P25" draw:layer="layout" svg:width="0.955cm" svg:height="0.637cm" svg:x="10.434cm" svg:y="6.905cm">
          <draw:text-box>
            <text:p text:style-name="P5"><text:span text:style-name="T13">Support </text:span></text:p>
            <text:p text:style-name="P5"><text:span text:style-name="T13">a faction</text:span></text:p>
          </draw:text-box>
        </draw:frame>
        <draw:circle draw:style-name="gr2" draw:text-style-name="P15" draw:layer="layout" svg:width="0.8cm" svg:height="0.8cm" svg:x="2.963cm" svg:y="7.503cm">
          <text:p text:style-name="P3"><text:span text:style-name="T8">C</text:span></text:p>
        </draw:circle>
        <draw:circle draw:style-name="gr13" draw:text-style-name="P15" draw:layer="layout" svg:width="0.8cm" svg:height="0.8cm" svg:x="23.577cm" svg:y="9.669cm">
          <text:p text:style-name="P3"><text:span text:style-name="T8">E</text:span></text:p>
        </draw:circle>
        <draw:circle draw:style-name="gr14" draw:text-style-name="P15" draw:layer="layout" svg:width="0.8cm" svg:height="0.8cm" svg:x="23.572cm" svg:y="7.503cm">
          <text:p text:style-name="P3"><text:span text:style-name="T8">C</text:span></text:p>
        </draw:circle>
        <draw:frame draw:style-name="gr52" draw:text-style-name="P25" draw:layer="layout" svg:width="0.772cm" svg:height="0.519cm" svg:x="3.89cm" svg:y="6.92cm">
          <draw:text-box>
            <text:p text:style-name="P5"><text:span text:style-name="T13">Rescue</text:span></text:p>
            <text:p text:style-name="P5"><text:span text:style-name="T13">Nikolai</text:span></text:p>
          </draw:text-box>
        </draw:frame>
        <draw:line draw:style-name="gr48" draw:text-style-name="P7" draw:layer="layout" svg:x1="3.348cm" svg:y1="8.297cm" svg:x2="3.345cm" svg:y2="9.474cm">
          <text:p/>
        </draw:line>
        <draw:frame draw:style-name="gr53" draw:text-style-name="P25" draw:layer="layout" svg:width="0.641cm" svg:height="0.34cm" svg:x="22.264cm" svg:y="3.678cm">
          <draw:text-box>
            <text:p text:style-name="P5"><text:span text:style-name="T13">Leave</text:span></text:p>
          </draw:text-box>
        </draw:frame>
        <draw:line draw:style-name="gr48" draw:text-style-name="P7" draw:layer="layout" svg:x1="24.011cm" svg:y1="8.353cm" svg:x2="24.018cm" svg:y2="9.523cm">
          <text:p/>
        </draw:line>
        <draw:g>
          <draw:g>
            <draw:rect draw:style-name="gr18" draw:text-style-name="P7" draw:layer="layout" svg:width="0.276cm" svg:height="0.277cm" svg:x="24.496cm" svg:y="0.954cm">
              <text:p/>
            </draw:rect>
            <draw:frame draw:style-name="gr19" draw:text-style-name="P18" draw:layer="layout" svg:width="2.114cm" svg:height="0.518cm" svg:x="25.018cm" svg:y="0.861cm">
              <draw:text-box>
                <text:p text:style-name="P5"><text:span text:style-name="T2">Aleksandr</text:span></text:p>
              </draw:text-box>
            </draw:frame>
          </draw:g>
          <draw:g>
            <draw:rect draw:style-name="gr20" draw:text-style-name="P7" draw:layer="layout" svg:width="0.276cm" svg:height="0.277cm" svg:x="24.496cm" svg:y="1.544cm">
              <text:p/>
            </draw:rect>
            <draw:frame draw:style-name="gr21" draw:text-style-name="P18" draw:layer="layout" svg:width="2.072cm" svg:height="0.518cm" svg:x="25.018cm" svg:y="1.451cm">
              <draw:text-box>
                <text:p text:style-name="P5"><text:span text:style-name="T2">Anastasia</text:span></text:p>
              </draw:text-box>
            </draw:frame>
          </draw:g>
          <draw:g>
            <draw:rect draw:style-name="gr22" draw:text-style-name="P7" draw:layer="layout" svg:width="0.276cm" svg:height="0.277cm" svg:x="24.496cm" svg:y="2.133cm">
              <text:p/>
            </draw:rect>
            <draw:frame draw:style-name="gr23" draw:text-style-name="P19" draw:layer="layout" svg:width="1.903cm" svg:height="0.518cm" svg:x="25.018cm" svg:y="2.04cm">
              <draw:text-box>
                <text:p text:style-name="P5"><text:span text:style-name="T2">Gennady</text:span></text:p>
              </draw:text-box>
            </draw:frame>
          </draw:g>
          <draw:g>
            <draw:rect draw:style-name="gr24" draw:text-style-name="P7" draw:layer="layout" svg:width="0.276cm" svg:height="0.277cm" svg:x="24.496cm" svg:y="2.723cm">
              <text:p/>
            </draw:rect>
            <draw:frame draw:style-name="gr25" draw:text-style-name="P19" draw:layer="layout" svg:width="2.013cm" svg:height="0.518cm" svg:x="25.018cm" svg:y="2.63cm">
              <draw:text-box>
                <text:p text:style-name="P5"><text:span text:style-name="T2">Harada</text:span></text:p>
              </draw:text-box>
            </draw:frame>
          </draw:g>
          <draw:g>
            <draw:rect draw:style-name="gr26" draw:text-style-name="P7" draw:layer="layout" svg:width="0.276cm" svg:height="0.277cm" svg:x="24.496cm" svg:y="3.313cm">
              <text:p/>
            </draw:rect>
            <draw:frame draw:style-name="gr27" draw:text-style-name="P18" draw:layer="layout" svg:width="0.988cm" svg:height="0.518cm" svg:x="25.018cm" svg:y="3.22cm">
              <draw:text-box>
                <text:p text:style-name="P5"><text:span text:style-name="T2">Irina</text:span></text:p>
              </draw:text-box>
            </draw:frame>
          </draw:g>
          <draw:g>
            <draw:rect draw:style-name="gr28" draw:text-style-name="P7" draw:layer="layout" svg:width="0.276cm" svg:height="0.277cm" svg:x="24.496cm" svg:y="3.902cm">
              <text:p/>
            </draw:rect>
            <draw:frame draw:style-name="gr29" draw:text-style-name="P18" draw:layer="layout" svg:width="1.797cm" svg:height="0.518cm" svg:x="25.018cm" svg:y="3.809cm">
              <draw:text-box>
                <text:p text:style-name="P5"><text:span text:style-name="T2">Ludmilla</text:span></text:p>
              </draw:text-box>
            </draw:frame>
          </draw:g>
          <draw:g>
            <draw:rect draw:style-name="gr30" draw:text-style-name="P7" draw:layer="layout" svg:width="0.276cm" svg:height="0.277cm" svg:x="24.496cm" svg:y="4.492cm">
              <text:p/>
            </draw:rect>
            <draw:frame draw:style-name="gr31" draw:text-style-name="P18" draw:layer="layout" svg:width="1.272cm" svg:height="0.518cm" svg:x="25.018cm" svg:y="4.399cm">
              <draw:text-box>
                <text:p text:style-name="P5"><text:span text:style-name="T2">Olga</text:span></text:p>
              </draw:text-box>
            </draw:frame>
          </draw:g>
          <draw:g>
            <draw:rect draw:style-name="gr32" draw:text-style-name="P7" draw:layer="layout" svg:width="0.276cm" svg:height="0.277cm" svg:x="24.496cm" svg:y="5.1cm">
              <text:p/>
            </draw:rect>
            <draw:frame draw:style-name="gr31" draw:text-style-name="P18" draw:layer="layout" svg:width="1.272cm" svg:height="0.518cm" svg:x="25.018cm" svg:y="5.007cm">
              <draw:text-box>
                <text:p text:style-name="P5"><text:span text:style-name="T2">Pyotr</text:span></text:p>
              </draw:text-box>
            </draw:frame>
          </draw:g>
          <draw:g>
            <draw:rect draw:style-name="gr33" draw:text-style-name="P7" draw:layer="layout" svg:width="0.276cm" svg:height="0.277cm" svg:x="24.495cm" svg:y="5.708cm">
              <text:p/>
            </draw:rect>
            <draw:frame draw:style-name="gr34" draw:text-style-name="P18" draw:layer="layout" svg:width="1.429cm" svg:height="0.518cm" svg:x="25.017cm" svg:y="5.615cm">
              <draw:text-box>
                <text:p text:style-name="P5"><text:span text:style-name="T2">Ruslan</text:span></text:p>
              </draw:text-box>
            </draw:frame>
          </draw:g>
          <draw:g>
            <draw:rect draw:style-name="gr35" draw:text-style-name="P7" draw:layer="layout" svg:width="0.276cm" svg:height="0.277cm" svg:x="24.494cm" svg:y="6.317cm">
              <text:p/>
            </draw:rect>
            <draw:frame draw:style-name="gr31" draw:text-style-name="P18" draw:layer="layout" svg:width="1.272cm" svg:height="0.518cm" svg:x="25.016cm" svg:y="6.224cm">
              <draw:text-box>
                <text:p text:style-name="P5"><text:span text:style-name="T2">Vasily</text:span></text:p>
              </draw:text-box>
            </draw:frame>
          </draw:g>
        </draw:g>
        <draw:frame draw:style-name="gr54" draw:text-style-name="P25" draw:layer="layout" svg:width="1.527cm" svg:height="0.34cm" svg:x="13.804cm" svg:y="3.969cm">
          <draw:text-box>
            <text:p text:style-name="P5"><text:span text:style-name="T13">Independent</text:span></text:p>
          </draw:text-box>
        </draw:frame>
        <draw:circle draw:style-name="gr45" draw:text-style-name="P15" draw:layer="layout" svg:width="0.8cm" svg:height="0.8cm" svg:x="2.933cm" svg:y="9.642cm">
          <text:p text:style-name="P3"><text:span text:style-name="T8">D</text:span></text:p>
        </draw:circle>
        <draw:line draw:style-name="gr48" draw:text-style-name="P7" draw:layer="layout" svg:x1="13.687cm" svg:y1="5.53cm" svg:x2="13.684cm" svg:y2="7.479cm">
          <text:p/>
        </draw:line>
        <draw:rect draw:style-name="gr2" draw:text-style-name="P21" draw:layer="layout" svg:width="2.27cm" svg:height="0.585cm" svg:x="0.635cm" svg:y="20.341cm">
          <text:p text:style-name="P3"><text:span text:style-name="T2">3/9/10</text:span></text:p>
        </draw:rect>
      </draw:page>
      <draw:page draw:name="page5" draw:style-name="dp1" draw:master-page-name="Default">
        <office:forms form:automatic-focus="false" form:apply-design-mode="false"/>
        <draw:frame draw:style-name="gr55" draw:text-style-name="P6" draw:layer="layout" svg:width="7.046cm" svg:height="1.284cm" svg:x="0.912cm" svg:y="0.912cm">
          <draw:text-box>
            <text:p text:style-name="P5"><text:span text:style-name="T3">Nikolai Grozhny</text:span></text:p>
            <text:p text:style-name="P5"><text:span text:style-name="T2">draft 1, sheet 3: Nursemaid Anya</text:span></text:p>
          </draw:text-box>
        </draw:frame>
        <draw:rect draw:style-name="gr2" draw:text-style-name="P4" draw:layer="layout" svg:width="0.641cm" svg:height="0.585cm" svg:x="26.632cm" svg:y="20.338cm">
          <text:p text:style-name="P3"><text:span text:style-name="T2">3</text:span></text:p>
        </draw:rect>
        <draw:g>
          <draw:g>
            <draw:rect draw:style-name="gr18" draw:text-style-name="P7" draw:layer="layout" svg:width="0.276cm" svg:height="0.277cm" svg:x="24.496cm" svg:y="0.954cm">
              <text:p/>
            </draw:rect>
            <draw:frame draw:style-name="gr19" draw:text-style-name="P18" draw:layer="layout" svg:width="2.114cm" svg:height="0.518cm" svg:x="25.018cm" svg:y="0.861cm">
              <draw:text-box>
                <text:p text:style-name="P5"><text:span text:style-name="T2">Aleksandr</text:span></text:p>
              </draw:text-box>
            </draw:frame>
          </draw:g>
          <draw:g>
            <draw:rect draw:style-name="gr20" draw:text-style-name="P7" draw:layer="layout" svg:width="0.276cm" svg:height="0.277cm" svg:x="24.496cm" svg:y="1.544cm">
              <text:p/>
            </draw:rect>
            <draw:frame draw:style-name="gr21" draw:text-style-name="P18" draw:layer="layout" svg:width="2.072cm" svg:height="0.518cm" svg:x="25.018cm" svg:y="1.451cm">
              <draw:text-box>
                <text:p text:style-name="P5"><text:span text:style-name="T2">Anastasia</text:span></text:p>
              </draw:text-box>
            </draw:frame>
          </draw:g>
          <draw:g>
            <draw:rect draw:style-name="gr22" draw:text-style-name="P7" draw:layer="layout" svg:width="0.276cm" svg:height="0.277cm" svg:x="24.496cm" svg:y="2.133cm">
              <text:p/>
            </draw:rect>
            <draw:frame draw:style-name="gr23" draw:text-style-name="P19" draw:layer="layout" svg:width="1.903cm" svg:height="0.518cm" svg:x="25.018cm" svg:y="2.04cm">
              <draw:text-box>
                <text:p text:style-name="P5"><text:span text:style-name="T2">Gennady</text:span></text:p>
              </draw:text-box>
            </draw:frame>
          </draw:g>
          <draw:g>
            <draw:rect draw:style-name="gr24" draw:text-style-name="P7" draw:layer="layout" svg:width="0.276cm" svg:height="0.277cm" svg:x="24.496cm" svg:y="2.723cm">
              <text:p/>
            </draw:rect>
            <draw:frame draw:style-name="gr25" draw:text-style-name="P19" draw:layer="layout" svg:width="2.013cm" svg:height="0.518cm" svg:x="25.018cm" svg:y="2.63cm">
              <draw:text-box>
                <text:p text:style-name="P5"><text:span text:style-name="T2">Harada</text:span></text:p>
              </draw:text-box>
            </draw:frame>
          </draw:g>
          <draw:g>
            <draw:rect draw:style-name="gr26" draw:text-style-name="P7" draw:layer="layout" svg:width="0.276cm" svg:height="0.277cm" svg:x="24.496cm" svg:y="3.313cm">
              <text:p/>
            </draw:rect>
            <draw:frame draw:style-name="gr27" draw:text-style-name="P18" draw:layer="layout" svg:width="0.988cm" svg:height="0.518cm" svg:x="25.018cm" svg:y="3.22cm">
              <draw:text-box>
                <text:p text:style-name="P5"><text:span text:style-name="T2">Irina</text:span></text:p>
              </draw:text-box>
            </draw:frame>
          </draw:g>
          <draw:g>
            <draw:rect draw:style-name="gr28" draw:text-style-name="P7" draw:layer="layout" svg:width="0.276cm" svg:height="0.277cm" svg:x="24.496cm" svg:y="3.902cm">
              <text:p/>
            </draw:rect>
            <draw:frame draw:style-name="gr29" draw:text-style-name="P18" draw:layer="layout" svg:width="1.797cm" svg:height="0.518cm" svg:x="25.018cm" svg:y="3.809cm">
              <draw:text-box>
                <text:p text:style-name="P5"><text:span text:style-name="T2">Ludmilla</text:span></text:p>
              </draw:text-box>
            </draw:frame>
          </draw:g>
          <draw:g>
            <draw:rect draw:style-name="gr30" draw:text-style-name="P7" draw:layer="layout" svg:width="0.276cm" svg:height="0.277cm" svg:x="24.496cm" svg:y="4.492cm">
              <text:p/>
            </draw:rect>
            <draw:frame draw:style-name="gr31" draw:text-style-name="P18" draw:layer="layout" svg:width="1.272cm" svg:height="0.518cm" svg:x="25.018cm" svg:y="4.399cm">
              <draw:text-box>
                <text:p text:style-name="P5"><text:span text:style-name="T2">Olga</text:span></text:p>
              </draw:text-box>
            </draw:frame>
          </draw:g>
          <draw:g>
            <draw:rect draw:style-name="gr32" draw:text-style-name="P7" draw:layer="layout" svg:width="0.276cm" svg:height="0.277cm" svg:x="24.496cm" svg:y="5.1cm">
              <text:p/>
            </draw:rect>
            <draw:frame draw:style-name="gr31" draw:text-style-name="P18" draw:layer="layout" svg:width="1.272cm" svg:height="0.518cm" svg:x="25.018cm" svg:y="5.007cm">
              <draw:text-box>
                <text:p text:style-name="P5"><text:span text:style-name="T2">Pyotr</text:span></text:p>
              </draw:text-box>
            </draw:frame>
          </draw:g>
          <draw:g>
            <draw:rect draw:style-name="gr33" draw:text-style-name="P7" draw:layer="layout" svg:width="0.276cm" svg:height="0.277cm" svg:x="24.495cm" svg:y="5.708cm">
              <text:p/>
            </draw:rect>
            <draw:frame draw:style-name="gr34" draw:text-style-name="P18" draw:layer="layout" svg:width="1.429cm" svg:height="0.518cm" svg:x="25.017cm" svg:y="5.615cm">
              <draw:text-box>
                <text:p text:style-name="P5"><text:span text:style-name="T2">Ruslan</text:span></text:p>
              </draw:text-box>
            </draw:frame>
          </draw:g>
          <draw:g>
            <draw:rect draw:style-name="gr35" draw:text-style-name="P7" draw:layer="layout" svg:width="0.276cm" svg:height="0.277cm" svg:x="24.494cm" svg:y="6.317cm">
              <text:p/>
            </draw:rect>
            <draw:frame draw:style-name="gr31" draw:text-style-name="P18" draw:layer="layout" svg:width="1.272cm" svg:height="0.518cm" svg:x="25.016cm" svg:y="6.224cm">
              <draw:text-box>
                <text:p text:style-name="P5"><text:span text:style-name="T2">Vasily</text:span></text:p>
              </draw:text-box>
            </draw:frame>
          </draw:g>
        </draw:g>
        <draw:rect draw:style-name="gr20" draw:text-style-name="P4" draw:layer="layout" svg:width="2.27cm" svg:height="0.585cm" svg:x="0.636cm" svg:y="20.338cm">
          <text:p/>
        </draw:rect>
        <draw:circle draw:style-name="gr2" draw:text-style-name="P15" draw:layer="layout" svg:width="0.8cm" svg:height="0.8cm" svg:x="12.68cm" svg:y="4.675cm">
          <text:p text:style-name="P3"><text:span text:style-name="T8">C</text:span></text:p>
        </draw:circle>
        <draw:circle draw:style-name="gr45" draw:text-style-name="P15" draw:layer="layout" svg:width="0.8cm" svg:height="0.8cm" svg:x="12.655cm" svg:y="9.727cm">
          <text:p text:style-name="P3"><text:span text:style-name="T8">D</text:span></text:p>
        </draw:circle>
        <draw:circle draw:style-name="gr14" draw:text-style-name="P15" draw:layer="layout" svg:width="0.8cm" svg:height="0.8cm" svg:x="15.77cm" svg:y="13.094cm">
          <text:p text:style-name="P3"><text:span text:style-name="T8">C</text:span></text:p>
        </draw:circle>
        <draw:frame draw:style-name="gr50" draw:text-style-name="P25" draw:layer="layout" svg:width="0.845cm" svg:height="0.519cm" svg:x="6.194cm" svg:y="6.356cm">
          <draw:text-box>
            <text:p text:style-name="P5"><text:span text:style-name="T13">Leave</text:span></text:p>
          </draw:text-box>
        </draw:frame>
        <draw:circle draw:style-name="gr10" draw:text-style-name="P15" draw:layer="layout" svg:width="0.8cm" svg:height="0.8cm" svg:x="5.014cm" svg:y="9.689cm">
          <text:p text:style-name="P3"><text:span text:style-name="T8">B'</text:span></text:p>
        </draw:circle>
        <draw:circle draw:style-name="gr2" draw:text-style-name="P15" draw:layer="layout" svg:width="0.8cm" svg:height="0.8cm" svg:x="5.042cm" svg:y="7.193cm">
          <text:p text:style-name="P3"><text:span text:style-name="T8">B</text:span></text:p>
        </draw:circle>
        <draw:frame draw:style-name="gr56" draw:text-style-name="P25" draw:layer="layout" svg:width="0.765cm" svg:height="0.373cm" svg:x="13.338cm" svg:y="6.163cm">
          <draw:text-box>
            <text:p text:style-name="P5"><text:span text:style-name="T13">Stay</text:span></text:p>
          </draw:text-box>
        </draw:frame>
        <draw:frame draw:style-name="gr57" draw:text-style-name="P25" draw:layer="layout" svg:width="1.449cm" svg:height="0.43cm" svg:x="13.234cm" svg:y="3.789cm">
          <draw:text-box>
            <text:p text:style-name="P5"><text:span text:style-name="T13">Dependent</text:span></text:p>
          </draw:text-box>
        </draw:frame>
        <draw:circle draw:style-name="gr13" draw:text-style-name="P15" draw:layer="layout" svg:width="0.8cm" svg:height="0.8cm" svg:x="12.665cm" svg:y="7.151cm">
          <text:p text:style-name="P3"><text:span text:style-name="T8">E</text:span></text:p>
        </draw:circle>
        <draw:frame draw:style-name="gr58" draw:text-style-name="P25" draw:layer="layout" svg:width="1.28cm" svg:height="0.59cm" svg:x="18.601cm" svg:y="6.31cm">
          <draw:text-box>
            <text:p text:style-name="P5"><text:span text:style-name="T13">Lose Nikolai</text:span></text:p>
          </draw:text-box>
        </draw:frame>
        <draw:line draw:style-name="gr47" draw:text-style-name="P7" draw:layer="layout" svg:x1="12.727cm" svg:y1="5.186cm" svg:x2="5.821cm" svg:y2="7.303cm">
          <text:p/>
        </draw:line>
        <draw:line draw:style-name="gr47" draw:text-style-name="P7" draw:layer="layout" svg:x1="13.073cm" svg:y1="8.038cm" svg:x2="13.073cm" svg:y2="9.62cm">
          <text:p/>
        </draw:line>
        <draw:line draw:style-name="gr47" draw:text-style-name="P7" draw:layer="layout" svg:x1="13.441cm" svg:y1="5.186cm" svg:x2="20.188cm" svg:y2="7.382cm">
          <text:p/>
        </draw:line>
        <draw:g>
          <draw:circle draw:style-name="gr2" draw:text-style-name="P15" draw:layer="layout" svg:width="0.8cm" svg:height="0.8cm" svg:x="12.685cm" svg:y="2.255cm">
            <text:p text:style-name="P3"><text:span text:style-name="T8">A</text:span></text:p>
          </draw:circle>
          <draw:frame draw:style-name="gr6" draw:text-style-name="P24" draw:layer="layout" svg:width="1.204cm" svg:height="0.526cm" svg:x="12.566cm" svg:y="0.842cm">
            <draw:text-box>
              <text:p text:style-name="P5"><text:span text:style-name="T5">Start</text:span></text:p>
            </draw:text-box>
          </draw:frame>
          <draw:line draw:style-name="gr4" draw:text-style-name="P7" draw:layer="layout" svg:x1="13.085cm" svg:y1="1.426cm" svg:x2="13.085cm" svg:y2="2.262cm">
            <text:p/>
          </draw:line>
        </draw:g>
        <draw:line draw:style-name="gr47" draw:text-style-name="P7" draw:layer="layout" svg:x1="13.074cm" svg:y1="3.112cm" svg:x2="13.074cm" svg:y2="4.694cm">
          <text:p/>
        </draw:line>
        <draw:frame draw:style-name="gr59" draw:text-style-name="P25" draw:layer="layout" svg:width="0.582cm" svg:height="0.59cm" svg:x="19.688cm" svg:y="6.706cm">
          <draw:text-box>
            <text:p text:style-name="P5"><text:span text:style-name="T13">Die</text:span></text:p>
          </draw:text-box>
        </draw:frame>
        <draw:line draw:style-name="gr47" draw:text-style-name="P7" draw:layer="layout" svg:x1="13.073cm" svg:y1="5.498cm" svg:x2="13.073cm" svg:y2="7.08cm">
          <text:p/>
        </draw:line>
        <draw:line draw:style-name="gr47" draw:text-style-name="P7" draw:layer="layout" svg:x1="5.453cm" svg:y1="8.038cm" svg:x2="5.453cm" svg:y2="9.62cm">
          <text:p/>
        </draw:line>
        <draw:line draw:style-name="gr47" draw:text-style-name="P7" draw:layer="layout" svg:x1="20.641cm" svg:y1="8.038cm" svg:x2="20.641cm" svg:y2="9.62cm">
          <text:p/>
        </draw:line>
        <draw:circle draw:style-name="gr10" draw:text-style-name="P15" draw:layer="layout" svg:width="0.8cm" svg:height="0.8cm" svg:x="20.201cm" svg:y="7.175cm">
          <text:p text:style-name="P3"><text:span text:style-name="T8">B</text:span></text:p>
        </draw:circle>
      </draw:page>
      <draw:page draw:name="page6" draw:style-name="dp1" draw:master-page-name="Default">
        <office:forms form:automatic-focus="false" form:apply-design-mode="false"/>
        <draw:frame draw:style-name="gr60" draw:text-style-name="P6" draw:layer="layout" svg:width="6.991cm" svg:height="1.284cm" svg:x="0.912cm" svg:y="0.912cm">
          <draw:text-box>
            <text:p text:style-name="P5"><text:span text:style-name="T3">Nikolai Grozhny</text:span></text:p>
            <text:p text:style-name="P5"><text:span text:style-name="T2">draft 1, sheet 4: Anya Sent Away</text:span></text:p>
          </draw:text-box>
        </draw:frame>
        <draw:rect draw:style-name="gr2" draw:text-style-name="P4" draw:layer="layout" svg:width="0.641cm" svg:height="0.585cm" svg:x="26.632cm" svg:y="20.338cm">
          <text:p text:style-name="P3"><text:span text:style-name="T2">4</text:span></text:p>
        </draw:rect>
        <draw:g>
          <draw:g>
            <draw:rect draw:style-name="gr18" draw:text-style-name="P7" draw:layer="layout" svg:width="0.276cm" svg:height="0.277cm" svg:x="24.496cm" svg:y="0.954cm">
              <text:p/>
            </draw:rect>
            <draw:frame draw:style-name="gr19" draw:text-style-name="P18" draw:layer="layout" svg:width="2.114cm" svg:height="0.518cm" svg:x="25.018cm" svg:y="0.861cm">
              <draw:text-box>
                <text:p text:style-name="P5"><text:span text:style-name="T2">Aleksandr</text:span></text:p>
              </draw:text-box>
            </draw:frame>
          </draw:g>
          <draw:g>
            <draw:rect draw:style-name="gr20" draw:text-style-name="P7" draw:layer="layout" svg:width="0.276cm" svg:height="0.277cm" svg:x="24.496cm" svg:y="1.544cm">
              <text:p/>
            </draw:rect>
            <draw:frame draw:style-name="gr21" draw:text-style-name="P18" draw:layer="layout" svg:width="2.072cm" svg:height="0.518cm" svg:x="25.018cm" svg:y="1.451cm">
              <draw:text-box>
                <text:p text:style-name="P5"><text:span text:style-name="T2">Anastasia</text:span></text:p>
              </draw:text-box>
            </draw:frame>
          </draw:g>
          <draw:g>
            <draw:rect draw:style-name="gr22" draw:text-style-name="P7" draw:layer="layout" svg:width="0.276cm" svg:height="0.277cm" svg:x="24.496cm" svg:y="2.133cm">
              <text:p/>
            </draw:rect>
            <draw:frame draw:style-name="gr23" draw:text-style-name="P19" draw:layer="layout" svg:width="1.903cm" svg:height="0.518cm" svg:x="25.018cm" svg:y="2.04cm">
              <draw:text-box>
                <text:p text:style-name="P5"><text:span text:style-name="T2">Gennady</text:span></text:p>
              </draw:text-box>
            </draw:frame>
          </draw:g>
          <draw:g>
            <draw:rect draw:style-name="gr24" draw:text-style-name="P7" draw:layer="layout" svg:width="0.276cm" svg:height="0.277cm" svg:x="24.496cm" svg:y="2.723cm">
              <text:p/>
            </draw:rect>
            <draw:frame draw:style-name="gr25" draw:text-style-name="P19" draw:layer="layout" svg:width="2.013cm" svg:height="0.518cm" svg:x="25.018cm" svg:y="2.63cm">
              <draw:text-box>
                <text:p text:style-name="P5"><text:span text:style-name="T2">Harada</text:span></text:p>
              </draw:text-box>
            </draw:frame>
          </draw:g>
          <draw:g>
            <draw:rect draw:style-name="gr26" draw:text-style-name="P7" draw:layer="layout" svg:width="0.276cm" svg:height="0.277cm" svg:x="24.496cm" svg:y="3.313cm">
              <text:p/>
            </draw:rect>
            <draw:frame draw:style-name="gr27" draw:text-style-name="P18" draw:layer="layout" svg:width="0.988cm" svg:height="0.518cm" svg:x="25.018cm" svg:y="3.22cm">
              <draw:text-box>
                <text:p text:style-name="P5"><text:span text:style-name="T2">Irina</text:span></text:p>
              </draw:text-box>
            </draw:frame>
          </draw:g>
          <draw:g>
            <draw:rect draw:style-name="gr28" draw:text-style-name="P7" draw:layer="layout" svg:width="0.276cm" svg:height="0.277cm" svg:x="24.496cm" svg:y="3.902cm">
              <text:p/>
            </draw:rect>
            <draw:frame draw:style-name="gr29" draw:text-style-name="P18" draw:layer="layout" svg:width="1.797cm" svg:height="0.518cm" svg:x="25.018cm" svg:y="3.809cm">
              <draw:text-box>
                <text:p text:style-name="P5"><text:span text:style-name="T2">Ludmilla</text:span></text:p>
              </draw:text-box>
            </draw:frame>
          </draw:g>
          <draw:g>
            <draw:rect draw:style-name="gr30" draw:text-style-name="P7" draw:layer="layout" svg:width="0.276cm" svg:height="0.277cm" svg:x="24.496cm" svg:y="4.492cm">
              <text:p/>
            </draw:rect>
            <draw:frame draw:style-name="gr31" draw:text-style-name="P18" draw:layer="layout" svg:width="1.272cm" svg:height="0.518cm" svg:x="25.018cm" svg:y="4.399cm">
              <draw:text-box>
                <text:p text:style-name="P5"><text:span text:style-name="T2">Olga</text:span></text:p>
              </draw:text-box>
            </draw:frame>
          </draw:g>
          <draw:g>
            <draw:rect draw:style-name="gr32" draw:text-style-name="P7" draw:layer="layout" svg:width="0.276cm" svg:height="0.277cm" svg:x="24.496cm" svg:y="5.1cm">
              <text:p/>
            </draw:rect>
            <draw:frame draw:style-name="gr31" draw:text-style-name="P18" draw:layer="layout" svg:width="1.272cm" svg:height="0.518cm" svg:x="25.018cm" svg:y="5.007cm">
              <draw:text-box>
                <text:p text:style-name="P5"><text:span text:style-name="T2">Pyotr</text:span></text:p>
              </draw:text-box>
            </draw:frame>
          </draw:g>
          <draw:g>
            <draw:rect draw:style-name="gr33" draw:text-style-name="P7" draw:layer="layout" svg:width="0.276cm" svg:height="0.277cm" svg:x="24.495cm" svg:y="5.708cm">
              <text:p/>
            </draw:rect>
            <draw:frame draw:style-name="gr34" draw:text-style-name="P18" draw:layer="layout" svg:width="1.429cm" svg:height="0.518cm" svg:x="25.017cm" svg:y="5.615cm">
              <draw:text-box>
                <text:p text:style-name="P5"><text:span text:style-name="T2">Ruslan</text:span></text:p>
              </draw:text-box>
            </draw:frame>
          </draw:g>
          <draw:g>
            <draw:rect draw:style-name="gr35" draw:text-style-name="P7" draw:layer="layout" svg:width="0.276cm" svg:height="0.277cm" svg:x="24.494cm" svg:y="6.317cm">
              <text:p/>
            </draw:rect>
            <draw:frame draw:style-name="gr31" draw:text-style-name="P18" draw:layer="layout" svg:width="1.272cm" svg:height="0.518cm" svg:x="25.016cm" svg:y="6.224cm">
              <draw:text-box>
                <text:p text:style-name="P5"><text:span text:style-name="T2">Vasily</text:span></text:p>
              </draw:text-box>
            </draw:frame>
          </draw:g>
        </draw:g>
        <draw:rect draw:style-name="gr20" draw:text-style-name="P4" draw:layer="layout" svg:width="2.27cm" svg:height="0.585cm" svg:x="0.636cm" svg:y="20.338cm">
          <text:p/>
        </draw:rect>
        <draw:circle draw:style-name="gr10" draw:text-style-name="P15" draw:layer="layout" svg:width="0.8cm" svg:height="0.8cm" svg:x="12.68cm" svg:y="4.675cm">
          <text:p text:style-name="P3"><text:span text:style-name="T8">B</text:span></text:p>
        </draw:circle>
        <draw:circle draw:style-name="gr45" draw:text-style-name="P15" draw:layer="layout" svg:width="0.8cm" svg:height="0.8cm" svg:x="12.655cm" svg:y="9.727cm">
          <text:p text:style-name="P3"><text:span text:style-name="T8">D</text:span></text:p>
        </draw:circle>
        <draw:circle draw:style-name="gr14" draw:text-style-name="P15" draw:layer="layout" svg:width="0.8cm" svg:height="0.8cm" svg:x="12.648cm" svg:y="7.193cm">
          <text:p text:style-name="P3"><text:span text:style-name="T8">C</text:span></text:p>
        </draw:circle>
        <draw:frame draw:style-name="gr50" draw:text-style-name="P25" draw:layer="layout" svg:width="0.845cm" svg:height="0.519cm" svg:x="6.194cm" svg:y="6.25cm">
          <draw:text-box>
            <text:p text:style-name="P5"><text:span text:style-name="T13">Stay</text:span></text:p>
            <text:p text:style-name="P5"><text:span text:style-name="T13">neutral</text:span></text:p>
          </draw:text-box>
        </draw:frame>
        <draw:circle draw:style-name="gr10" draw:text-style-name="P15" draw:layer="layout" svg:width="0.8cm" svg:height="0.8cm" svg:x="5.014cm" svg:y="9.689cm">
          <text:p text:style-name="P3"><text:span text:style-name="T8">B'</text:span></text:p>
        </draw:circle>
        <draw:circle draw:style-name="gr14" draw:text-style-name="P15" draw:layer="layout" svg:width="0.8cm" svg:height="0.8cm" svg:x="5.042cm" svg:y="7.193cm">
          <text:p text:style-name="P3"><text:span text:style-name="T8">C</text:span></text:p>
        </draw:circle>
        <draw:frame draw:style-name="gr61" draw:text-style-name="P25" draw:layer="layout" svg:width="0.955cm" svg:height="0.743cm" svg:x="13.311cm" svg:y="5.845cm">
          <draw:text-box>
            <text:p text:style-name="P5"><text:span text:style-name="T13">Support </text:span></text:p>
            <text:p text:style-name="P5"><text:span text:style-name="T13">a faction</text:span></text:p>
          </draw:text-box>
        </draw:frame>
        <draw:frame draw:style-name="gr62" draw:text-style-name="P25" draw:layer="layout" svg:width="1.449cm" svg:height="0.414cm" svg:x="13.338cm" svg:y="3.995cm">
          <draw:text-box>
            <text:p text:style-name="P5"><text:span text:style-name="T13">Sent Away</text:span></text:p>
          </draw:text-box>
        </draw:frame>
        <draw:frame draw:style-name="gr63" draw:text-style-name="P25" draw:layer="layout" svg:width="1.547cm" svg:height="0.43cm" svg:x="13.286cm" svg:y="3.657cm">
          <draw:text-box>
            <text:p text:style-name="P5"><text:span text:style-name="T13">Fallen Heroine</text:span></text:p>
          </draw:text-box>
        </draw:frame>
        <draw:circle draw:style-name="gr13" draw:text-style-name="P15" draw:layer="layout" svg:width="0.8cm" svg:height="0.8cm" svg:x="20.258cm" svg:y="9.718cm">
          <text:p text:style-name="P3"><text:span text:style-name="T8">E</text:span></text:p>
        </draw:circle>
        <draw:circle draw:style-name="gr14" draw:text-style-name="P15" draw:layer="layout" svg:width="0.8cm" svg:height="0.8cm" svg:x="20.254cm" svg:y="7.193cm">
          <text:p text:style-name="P3"><text:span text:style-name="T8">C</text:span></text:p>
        </draw:circle>
        <draw:frame draw:style-name="gr64" draw:text-style-name="P25" draw:layer="layout" svg:width="0.641cm" svg:height="0.59cm" svg:x="18.839cm" svg:y="6.416cm">
          <draw:text-box>
            <text:p text:style-name="P5"><text:span text:style-name="T13">Leave</text:span></text:p>
          </draw:text-box>
        </draw:frame>
        <draw:line draw:style-name="gr47" draw:text-style-name="P7" draw:layer="layout" svg:x1="12.727cm" svg:y1="5.186cm" svg:x2="5.821cm" svg:y2="7.303cm">
          <text:p/>
        </draw:line>
        <draw:line draw:style-name="gr47" draw:text-style-name="P7" draw:layer="layout" svg:x1="13.073cm" svg:y1="8.038cm" svg:x2="13.073cm" svg:y2="9.62cm">
          <text:p/>
        </draw:line>
        <draw:line draw:style-name="gr47" draw:text-style-name="P7" draw:layer="layout" svg:x1="13.441cm" svg:y1="5.186cm" svg:x2="20.188cm" svg:y2="7.382cm">
          <text:p/>
        </draw:line>
        <draw:g>
          <draw:circle draw:style-name="gr2" draw:text-style-name="P15" draw:layer="layout" svg:width="0.8cm" svg:height="0.8cm" svg:x="12.685cm" svg:y="2.255cm">
            <text:p text:style-name="P3"><text:span text:style-name="T8">A</text:span></text:p>
          </draw:circle>
          <draw:frame draw:style-name="gr6" draw:text-style-name="P24" draw:layer="layout" svg:width="1.204cm" svg:height="0.526cm" svg:x="12.566cm" svg:y="0.842cm">
            <draw:text-box>
              <text:p text:style-name="P5"><text:span text:style-name="T5">Start</text:span></text:p>
            </draw:text-box>
          </draw:frame>
          <draw:line draw:style-name="gr4" draw:text-style-name="P7" draw:layer="layout" svg:x1="13.085cm" svg:y1="1.426cm" svg:x2="13.085cm" svg:y2="2.262cm">
            <text:p/>
          </draw:line>
        </draw:g>
        <draw:line draw:style-name="gr47" draw:text-style-name="P7" draw:layer="layout" svg:x1="13.074cm" svg:y1="3.112cm" svg:x2="13.074cm" svg:y2="4.694cm">
          <text:p/>
        </draw:line>
        <draw:frame draw:style-name="gr59" draw:text-style-name="P25" draw:layer="layout" svg:width="0.582cm" svg:height="0.59cm" svg:x="19.555cm" svg:y="6.653cm">
          <draw:text-box>
            <text:p text:style-name="P5"><text:span text:style-name="T13">Die</text:span></text:p>
          </draw:text-box>
        </draw:frame>
        <draw:line draw:style-name="gr47" draw:text-style-name="P7" draw:layer="layout" svg:x1="13.073cm" svg:y1="5.498cm" svg:x2="13.073cm" svg:y2="7.08cm">
          <text:p/>
        </draw:line>
        <draw:line draw:style-name="gr47" draw:text-style-name="P7" draw:layer="layout" svg:x1="5.453cm" svg:y1="8.038cm" svg:x2="5.453cm" svg:y2="9.62cm">
          <text:p/>
        </draw:line>
        <draw:line draw:style-name="gr47" draw:text-style-name="P7" draw:layer="layout" svg:x1="20.641cm" svg:y1="8.038cm" svg:x2="20.641cm" svg:y2="9.62cm">
          <text:p/>
        </draw:line>
      </draw:page>
      <draw:page draw:name="page7" draw:style-name="dp1" draw:master-page-name="Default">
        <office:forms form:automatic-focus="false" form:apply-design-mode="false"/>
        <draw:frame draw:style-name="gr46" draw:text-style-name="P6" draw:layer="layout" svg:width="6.797cm" svg:height="1.284cm" svg:x="0.912cm" svg:y="0.912cm">
          <draw:text-box>
            <text:p text:style-name="P5"><text:span text:style-name="T3">Nikolai Grozhny</text:span></text:p>
            <text:p text:style-name="P5"><text:span text:style-name="T2">draft 1, sheet 4: Fallen Heroine</text:span></text:p>
          </draw:text-box>
        </draw:frame>
        <draw:rect draw:style-name="gr2" draw:text-style-name="P4" draw:layer="layout" svg:width="0.641cm" svg:height="0.585cm" svg:x="26.632cm" svg:y="20.338cm">
          <text:p text:style-name="P3"><text:span text:style-name="T2">4</text:span></text:p>
        </draw:rect>
        <draw:g>
          <draw:g>
            <draw:rect draw:style-name="gr18" draw:text-style-name="P7" draw:layer="layout" svg:width="0.276cm" svg:height="0.277cm" svg:x="24.496cm" svg:y="0.954cm">
              <text:p/>
            </draw:rect>
            <draw:frame draw:style-name="gr19" draw:text-style-name="P18" draw:layer="layout" svg:width="2.114cm" svg:height="0.518cm" svg:x="25.018cm" svg:y="0.861cm">
              <draw:text-box>
                <text:p text:style-name="P5"><text:span text:style-name="T2">Aleksandr</text:span></text:p>
              </draw:text-box>
            </draw:frame>
          </draw:g>
          <draw:g>
            <draw:rect draw:style-name="gr20" draw:text-style-name="P7" draw:layer="layout" svg:width="0.276cm" svg:height="0.277cm" svg:x="24.496cm" svg:y="1.544cm">
              <text:p/>
            </draw:rect>
            <draw:frame draw:style-name="gr21" draw:text-style-name="P18" draw:layer="layout" svg:width="2.072cm" svg:height="0.518cm" svg:x="25.018cm" svg:y="1.451cm">
              <draw:text-box>
                <text:p text:style-name="P5"><text:span text:style-name="T2">Anastasia</text:span></text:p>
              </draw:text-box>
            </draw:frame>
          </draw:g>
          <draw:g>
            <draw:rect draw:style-name="gr22" draw:text-style-name="P7" draw:layer="layout" svg:width="0.276cm" svg:height="0.277cm" svg:x="24.496cm" svg:y="2.133cm">
              <text:p/>
            </draw:rect>
            <draw:frame draw:style-name="gr23" draw:text-style-name="P19" draw:layer="layout" svg:width="1.903cm" svg:height="0.518cm" svg:x="25.018cm" svg:y="2.04cm">
              <draw:text-box>
                <text:p text:style-name="P5"><text:span text:style-name="T2">Gennady</text:span></text:p>
              </draw:text-box>
            </draw:frame>
          </draw:g>
          <draw:g>
            <draw:rect draw:style-name="gr24" draw:text-style-name="P7" draw:layer="layout" svg:width="0.276cm" svg:height="0.277cm" svg:x="24.496cm" svg:y="2.723cm">
              <text:p/>
            </draw:rect>
            <draw:frame draw:style-name="gr25" draw:text-style-name="P19" draw:layer="layout" svg:width="2.013cm" svg:height="0.518cm" svg:x="25.018cm" svg:y="2.63cm">
              <draw:text-box>
                <text:p text:style-name="P5"><text:span text:style-name="T2">Harada</text:span></text:p>
              </draw:text-box>
            </draw:frame>
          </draw:g>
          <draw:g>
            <draw:rect draw:style-name="gr26" draw:text-style-name="P7" draw:layer="layout" svg:width="0.276cm" svg:height="0.277cm" svg:x="24.496cm" svg:y="3.313cm">
              <text:p/>
            </draw:rect>
            <draw:frame draw:style-name="gr27" draw:text-style-name="P18" draw:layer="layout" svg:width="0.988cm" svg:height="0.518cm" svg:x="25.018cm" svg:y="3.22cm">
              <draw:text-box>
                <text:p text:style-name="P5"><text:span text:style-name="T2">Irina</text:span></text:p>
              </draw:text-box>
            </draw:frame>
          </draw:g>
          <draw:g>
            <draw:rect draw:style-name="gr28" draw:text-style-name="P7" draw:layer="layout" svg:width="0.276cm" svg:height="0.277cm" svg:x="24.496cm" svg:y="3.902cm">
              <text:p/>
            </draw:rect>
            <draw:frame draw:style-name="gr29" draw:text-style-name="P18" draw:layer="layout" svg:width="1.797cm" svg:height="0.518cm" svg:x="25.018cm" svg:y="3.809cm">
              <draw:text-box>
                <text:p text:style-name="P5"><text:span text:style-name="T2">Ludmilla</text:span></text:p>
              </draw:text-box>
            </draw:frame>
          </draw:g>
          <draw:g>
            <draw:rect draw:style-name="gr30" draw:text-style-name="P7" draw:layer="layout" svg:width="0.276cm" svg:height="0.277cm" svg:x="24.496cm" svg:y="4.492cm">
              <text:p/>
            </draw:rect>
            <draw:frame draw:style-name="gr31" draw:text-style-name="P18" draw:layer="layout" svg:width="1.272cm" svg:height="0.518cm" svg:x="25.018cm" svg:y="4.399cm">
              <draw:text-box>
                <text:p text:style-name="P5"><text:span text:style-name="T2">Olga</text:span></text:p>
              </draw:text-box>
            </draw:frame>
          </draw:g>
          <draw:g>
            <draw:rect draw:style-name="gr32" draw:text-style-name="P7" draw:layer="layout" svg:width="0.276cm" svg:height="0.277cm" svg:x="24.496cm" svg:y="5.1cm">
              <text:p/>
            </draw:rect>
            <draw:frame draw:style-name="gr31" draw:text-style-name="P18" draw:layer="layout" svg:width="1.272cm" svg:height="0.518cm" svg:x="25.018cm" svg:y="5.007cm">
              <draw:text-box>
                <text:p text:style-name="P5"><text:span text:style-name="T2">Pyotr</text:span></text:p>
              </draw:text-box>
            </draw:frame>
          </draw:g>
          <draw:g>
            <draw:rect draw:style-name="gr33" draw:text-style-name="P7" draw:layer="layout" svg:width="0.276cm" svg:height="0.277cm" svg:x="24.495cm" svg:y="5.708cm">
              <text:p/>
            </draw:rect>
            <draw:frame draw:style-name="gr34" draw:text-style-name="P18" draw:layer="layout" svg:width="1.429cm" svg:height="0.518cm" svg:x="25.017cm" svg:y="5.615cm">
              <draw:text-box>
                <text:p text:style-name="P5"><text:span text:style-name="T2">Ruslan</text:span></text:p>
              </draw:text-box>
            </draw:frame>
          </draw:g>
          <draw:g>
            <draw:rect draw:style-name="gr35" draw:text-style-name="P7" draw:layer="layout" svg:width="0.276cm" svg:height="0.277cm" svg:x="24.494cm" svg:y="6.317cm">
              <text:p/>
            </draw:rect>
            <draw:frame draw:style-name="gr31" draw:text-style-name="P18" draw:layer="layout" svg:width="1.272cm" svg:height="0.518cm" svg:x="25.016cm" svg:y="6.224cm">
              <draw:text-box>
                <text:p text:style-name="P5"><text:span text:style-name="T2">Vasily</text:span></text:p>
              </draw:text-box>
            </draw:frame>
          </draw:g>
        </draw:g>
        <draw:rect draw:style-name="gr20" draw:text-style-name="P4" draw:layer="layout" svg:width="2.27cm" svg:height="0.585cm" svg:x="0.636cm" svg:y="20.338cm">
          <text:p/>
        </draw:rect>
        <draw:circle draw:style-name="gr10" draw:text-style-name="P15" draw:layer="layout" svg:width="0.8cm" svg:height="0.8cm" svg:x="12.68cm" svg:y="4.675cm">
          <text:p text:style-name="P3"><text:span text:style-name="T8">B</text:span></text:p>
        </draw:circle>
        <draw:circle draw:style-name="gr45" draw:text-style-name="P15" draw:layer="layout" svg:width="0.8cm" svg:height="0.8cm" svg:x="12.655cm" svg:y="9.727cm">
          <text:p text:style-name="P3"><text:span text:style-name="T8">D</text:span></text:p>
        </draw:circle>
        <draw:circle draw:style-name="gr14" draw:text-style-name="P15" draw:layer="layout" svg:width="0.8cm" svg:height="0.8cm" svg:x="12.648cm" svg:y="7.193cm">
          <text:p text:style-name="P3"><text:span text:style-name="T8">C</text:span></text:p>
        </draw:circle>
        <draw:frame draw:style-name="gr50" draw:text-style-name="P25" draw:layer="layout" svg:width="0.845cm" svg:height="0.519cm" svg:x="6.194cm" svg:y="6.25cm">
          <draw:text-box>
            <text:p text:style-name="P5"><text:span text:style-name="T13">Stay</text:span></text:p>
            <text:p text:style-name="P5"><text:span text:style-name="T13">neutral</text:span></text:p>
          </draw:text-box>
        </draw:frame>
        <draw:circle draw:style-name="gr10" draw:text-style-name="P15" draw:layer="layout" svg:width="0.8cm" svg:height="0.8cm" svg:x="5.014cm" svg:y="9.689cm">
          <text:p text:style-name="P3"><text:span text:style-name="T8">B'</text:span></text:p>
        </draw:circle>
        <draw:circle draw:style-name="gr14" draw:text-style-name="P15" draw:layer="layout" svg:width="0.8cm" svg:height="0.8cm" svg:x="5.042cm" svg:y="7.193cm">
          <text:p text:style-name="P3"><text:span text:style-name="T8">C</text:span></text:p>
        </draw:circle>
        <draw:frame draw:style-name="gr61" draw:text-style-name="P25" draw:layer="layout" svg:width="0.955cm" svg:height="0.743cm" svg:x="13.311cm" svg:y="5.845cm">
          <draw:text-box>
            <text:p text:style-name="P5"><text:span text:style-name="T13">Support </text:span></text:p>
            <text:p text:style-name="P5"><text:span text:style-name="T13">a faction</text:span></text:p>
          </draw:text-box>
        </draw:frame>
        <draw:frame draw:style-name="gr62" draw:text-style-name="P25" draw:layer="layout" svg:width="1.449cm" svg:height="0.414cm" svg:x="13.338cm" svg:y="3.995cm">
          <draw:text-box>
            <text:p text:style-name="P5"><text:span text:style-name="T13">Sent Away</text:span></text:p>
          </draw:text-box>
        </draw:frame>
        <draw:frame draw:style-name="gr63" draw:text-style-name="P25" draw:layer="layout" svg:width="1.547cm" svg:height="0.43cm" svg:x="13.286cm" svg:y="3.657cm">
          <draw:text-box>
            <text:p text:style-name="P5"><text:span text:style-name="T13">Fallen Heroine</text:span></text:p>
          </draw:text-box>
        </draw:frame>
        <draw:circle draw:style-name="gr13" draw:text-style-name="P15" draw:layer="layout" svg:width="0.8cm" svg:height="0.8cm" svg:x="20.258cm" svg:y="9.718cm">
          <text:p text:style-name="P3"><text:span text:style-name="T8">E</text:span></text:p>
        </draw:circle>
        <draw:circle draw:style-name="gr14" draw:text-style-name="P15" draw:layer="layout" svg:width="0.8cm" svg:height="0.8cm" svg:x="20.254cm" svg:y="7.193cm">
          <text:p text:style-name="P3"><text:span text:style-name="T8">C</text:span></text:p>
        </draw:circle>
        <draw:frame draw:style-name="gr64" draw:text-style-name="P25" draw:layer="layout" svg:width="0.641cm" svg:height="0.59cm" svg:x="18.839cm" svg:y="6.416cm">
          <draw:text-box>
            <text:p text:style-name="P5"><text:span text:style-name="T13">Leave</text:span></text:p>
          </draw:text-box>
        </draw:frame>
        <draw:line draw:style-name="gr47" draw:text-style-name="P7" draw:layer="layout" svg:x1="12.727cm" svg:y1="5.186cm" svg:x2="5.821cm" svg:y2="7.303cm">
          <text:p/>
        </draw:line>
        <draw:line draw:style-name="gr47" draw:text-style-name="P7" draw:layer="layout" svg:x1="13.073cm" svg:y1="8.038cm" svg:x2="13.073cm" svg:y2="9.62cm">
          <text:p/>
        </draw:line>
        <draw:line draw:style-name="gr47" draw:text-style-name="P7" draw:layer="layout" svg:x1="13.441cm" svg:y1="5.186cm" svg:x2="20.188cm" svg:y2="7.382cm">
          <text:p/>
        </draw:line>
        <draw:g>
          <draw:circle draw:style-name="gr2" draw:text-style-name="P15" draw:layer="layout" svg:width="0.8cm" svg:height="0.8cm" svg:x="12.685cm" svg:y="2.255cm">
            <text:p text:style-name="P3"><text:span text:style-name="T8">A</text:span></text:p>
          </draw:circle>
          <draw:frame draw:style-name="gr6" draw:text-style-name="P24" draw:layer="layout" svg:width="1.204cm" svg:height="0.526cm" svg:x="12.566cm" svg:y="0.842cm">
            <draw:text-box>
              <text:p text:style-name="P5"><text:span text:style-name="T5">Start</text:span></text:p>
            </draw:text-box>
          </draw:frame>
          <draw:line draw:style-name="gr4" draw:text-style-name="P7" draw:layer="layout" svg:x1="13.085cm" svg:y1="1.426cm" svg:x2="13.085cm" svg:y2="2.262cm">
            <text:p/>
          </draw:line>
        </draw:g>
        <draw:line draw:style-name="gr47" draw:text-style-name="P7" draw:layer="layout" svg:x1="13.074cm" svg:y1="3.112cm" svg:x2="13.074cm" svg:y2="4.694cm">
          <text:p/>
        </draw:line>
        <draw:frame draw:style-name="gr59" draw:text-style-name="P25" draw:layer="layout" svg:width="0.582cm" svg:height="0.59cm" svg:x="19.555cm" svg:y="6.653cm">
          <draw:text-box>
            <text:p text:style-name="P5"><text:span text:style-name="T13">Die</text:span></text:p>
          </draw:text-box>
        </draw:frame>
        <draw:line draw:style-name="gr47" draw:text-style-name="P7" draw:layer="layout" svg:x1="13.073cm" svg:y1="5.498cm" svg:x2="13.073cm" svg:y2="7.08cm">
          <text:p/>
        </draw:line>
        <draw:line draw:style-name="gr47" draw:text-style-name="P7" draw:layer="layout" svg:x1="5.453cm" svg:y1="8.038cm" svg:x2="5.453cm" svg:y2="9.62cm">
          <text:p/>
        </draw:line>
        <draw:line draw:style-name="gr47" draw:text-style-name="P7" draw:layer="layout" svg:x1="20.641cm" svg:y1="8.038cm" svg:x2="20.641cm" svg:y2="9.62cm">
          <text:p/>
        </draw:line>
      </draw:page>
      <draw:page draw:name="Module C" draw:style-name="dp1" draw:master-page-name="Default">
        <office:forms form:automatic-focus="false" form:apply-design-mode="false"/>
        <draw:rect draw:style-name="gr2" draw:text-style-name="P4" draw:layer="layout" svg:width="0.641cm" svg:height="0.585cm" svg:x="26.64cm" svg:y="20.346cm">
          <text:p text:style-name="P3"><text:span text:style-name="T2">C</text:span></text:p>
        </draw:rect>
        <draw:frame draw:style-name="gr65" draw:text-style-name="P6" draw:layer="layout" svg:width="7.432cm" svg:height="2.318cm" svg:x="0.92cm" svg:y="0.921cm">
          <draw:text-box>
            <text:p text:style-name="P5"><text:span text:style-name="T3">Nikolai Grozhny</text:span></text:p>
            <text:p text:style-name="P5"><text:span text:style-name="T2">draft 1, sheet 15: module C outline</text:span></text:p>
            <text:p text:style-name="P5"><text:span text:style-name="T2">Module C: Travels With Nikolai</text:span></text:p>
            <text:p text:style-name="P5"><text:span text:style-name="T2">Module C': Marshal Incognito</text:span></text:p>
          </draw:text-box>
        </draw:frame>
        <draw:g>
          <draw:circle draw:style-name="gr2" draw:text-style-name="P15" draw:layer="layout" svg:width="0.8cm" svg:height="0.8cm" svg:x="7.877cm" svg:y="2.673cm">
            <text:p text:style-name="P3"><text:span text:style-name="T8">A</text:span></text:p>
          </draw:circle>
          <draw:circle draw:style-name="gr2" draw:text-style-name="P15" draw:layer="layout" svg:width="0.8cm" svg:height="0.8cm" svg:x="10.591cm" svg:y="2.673cm">
            <text:p text:style-name="P3"><text:span text:style-name="T8">B</text:span></text:p>
          </draw:circle>
          <draw:line draw:style-name="gr4" draw:text-style-name="P7" draw:layer="layout" svg:x1="10.767cm" svg:y1="3.375cm" svg:x2="9.55cm" svg:y2="4.805cm">
            <text:p/>
          </draw:line>
          <draw:line draw:style-name="gr4" draw:text-style-name="P7" draw:layer="layout" svg:x1="13.687cm" svg:y1="3.497cm" svg:x2="13.689cm" svg:y2="4.805cm">
            <text:p/>
          </draw:line>
          <draw:rect draw:style-name="gr2" draw:text-style-name="P17" draw:layer="layout" svg:width="2.676cm" svg:height="0.973cm" svg:x="6.904cm" svg:y="4.777cm">
            <text:p text:style-name="P1"><text:span text:style-name="T4">C3: Ludmilla</text:span></text:p>
          </draw:rect>
          <draw:rect draw:style-name="gr14" draw:text-style-name="P9" draw:layer="layout" svg:width="2.676cm" svg:height="0.973cm" svg:x="12.288cm" svg:y="4.777cm">
            <text:p text:style-name="P1"><text:span text:style-name="T4">C3: Ludmilla</text:span></text:p>
          </draw:rect>
          <draw:g>
            <draw:g>
              <draw:rect draw:style-name="gr66" draw:text-style-name="P9" draw:layer="layout" svg:width="2.676cm" svg:height="0.973cm" svg:x="17.704cm" svg:y="2.645cm">
                <text:p text:style-name="P1"><text:span text:style-name="T4">C1: Nikolai's</text:span></text:p>
                <text:p text:style-name="P3"><text:span text:style-name="T4">Announcement</text:span></text:p>
              </draw:rect>
              <draw:frame draw:style-name="gr6" draw:text-style-name="P24" draw:layer="layout" svg:width="1.204cm" svg:height="0.526cm" svg:x="18.524cm" svg:y="1.468cm">
                <draw:text-box>
                  <text:p text:style-name="P5"><text:span text:style-name="T5">Start</text:span></text:p>
                </draw:text-box>
              </draw:frame>
              <draw:line draw:style-name="gr4" draw:text-style-name="P7" draw:layer="layout" svg:x1="19.039cm" svg:y1="2.007cm" svg:x2="19.043cm" svg:y2="2.614cm">
                <text:p/>
              </draw:line>
            </draw:g>
            <draw:line draw:style-name="gr4" draw:text-style-name="P7" draw:layer="layout" svg:x1="19.038cm" svg:y1="3.649cm" svg:x2="19.04cm" svg:y2="4.805cm">
              <text:p/>
            </draw:line>
            <draw:rect draw:style-name="gr66" draw:text-style-name="P9" draw:layer="layout" svg:width="2.676cm" svg:height="0.973cm" svg:x="17.7cm" svg:y="4.777cm">
              <text:p text:style-name="P3"><text:span text:style-name="T4">C2: Entering </text:span></text:p>
              <text:p text:style-name="P3"><text:span text:style-name="T4">Service</text:span></text:p>
            </draw:rect>
            <draw:frame draw:style-name="gr67" draw:text-style-name="P8" draw:layer="layout" svg:width="1.58cm" svg:height="0.516cm" svg:x="19.314cm" svg:y="3.955cm">
              <draw:text-box>
                <text:p text:style-name="P5"><text:span text:style-name="T4">Banished</text:span></text:p>
              </draw:text-box>
            </draw:frame>
          </draw:g>
          <draw:circle draw:style-name="gr10" draw:text-style-name="P15" draw:layer="layout" svg:width="0.8cm" svg:height="0.8cm" svg:x="13.304cm" svg:y="2.673cm">
            <text:p text:style-name="P3"><text:span text:style-name="T8">B</text:span></text:p>
          </draw:circle>
          <draw:line draw:style-name="gr4" draw:text-style-name="P7" draw:layer="layout" svg:x1="8.273cm" svg:y1="3.497cm" svg:x2="8.275cm" svg:y2="4.805cm">
            <text:p/>
          </draw:line>
          <draw:line draw:style-name="gr4" draw:text-style-name="P7" draw:layer="layout" svg:x1="11.253cm" svg:y1="3.375cm" svg:x2="12.29cm" svg:y2="4.836cm">
            <text:p/>
          </draw:line>
          <draw:line draw:style-name="gr4" draw:text-style-name="P7" draw:layer="layout" svg:x1="17.7cm" svg:y1="3.619cm" svg:x2="14.964cm" svg:y2="4.744cm">
            <text:p/>
          </draw:line>
          <draw:frame draw:style-name="gr7" draw:text-style-name="P8" draw:layer="layout" svg:width="1.274cm" svg:height="0.747cm" svg:x="9.036cm" svg:y="3.439cm">
            <draw:text-box>
              <text:p text:style-name="P12"><text:span text:style-name="T4">Find Nikolai</text:span></text:p>
            </draw:text-box>
          </draw:frame>
        </draw:g>
        <draw:g>
          <draw:g>
            <draw:rect draw:style-name="gr18" draw:text-style-name="P7" draw:layer="layout" svg:width="0.276cm" svg:height="0.277cm" svg:x="24.496cm" svg:y="0.955cm">
              <text:p/>
            </draw:rect>
            <draw:frame draw:style-name="gr19" draw:text-style-name="P18" draw:layer="layout" svg:width="2.114cm" svg:height="0.518cm" svg:x="25.018cm" svg:y="0.862cm">
              <draw:text-box>
                <text:p text:style-name="P5"><text:span text:style-name="T2">Aleksandr</text:span></text:p>
              </draw:text-box>
            </draw:frame>
          </draw:g>
          <draw:g>
            <draw:rect draw:style-name="gr20" draw:text-style-name="P7" draw:layer="layout" svg:width="0.276cm" svg:height="0.277cm" svg:x="24.496cm" svg:y="1.545cm">
              <text:p/>
            </draw:rect>
            <draw:frame draw:style-name="gr21" draw:text-style-name="P18" draw:layer="layout" svg:width="2.072cm" svg:height="0.518cm" svg:x="25.018cm" svg:y="1.452cm">
              <draw:text-box>
                <text:p text:style-name="P5"><text:span text:style-name="T2">Anastasia</text:span></text:p>
              </draw:text-box>
            </draw:frame>
          </draw:g>
          <draw:g>
            <draw:rect draw:style-name="gr22" draw:text-style-name="P7" draw:layer="layout" svg:width="0.276cm" svg:height="0.277cm" svg:x="24.496cm" svg:y="2.134cm">
              <text:p/>
            </draw:rect>
            <draw:frame draw:style-name="gr23" draw:text-style-name="P19" draw:layer="layout" svg:width="1.903cm" svg:height="0.518cm" svg:x="25.018cm" svg:y="2.041cm">
              <draw:text-box>
                <text:p text:style-name="P5"><text:span text:style-name="T2">Gennady</text:span></text:p>
              </draw:text-box>
            </draw:frame>
          </draw:g>
          <draw:g>
            <draw:rect draw:style-name="gr24" draw:text-style-name="P7" draw:layer="layout" svg:width="0.276cm" svg:height="0.277cm" svg:x="24.496cm" svg:y="2.724cm">
              <text:p/>
            </draw:rect>
            <draw:frame draw:style-name="gr25" draw:text-style-name="P19" draw:layer="layout" svg:width="2.013cm" svg:height="0.518cm" svg:x="25.018cm" svg:y="2.631cm">
              <draw:text-box>
                <text:p text:style-name="P5"><text:span text:style-name="T2">Harada</text:span></text:p>
              </draw:text-box>
            </draw:frame>
          </draw:g>
          <draw:g>
            <draw:rect draw:style-name="gr26" draw:text-style-name="P7" draw:layer="layout" svg:width="0.276cm" svg:height="0.277cm" svg:x="24.496cm" svg:y="3.314cm">
              <text:p/>
            </draw:rect>
            <draw:frame draw:style-name="gr27" draw:text-style-name="P18" draw:layer="layout" svg:width="0.988cm" svg:height="0.518cm" svg:x="25.018cm" svg:y="3.221cm">
              <draw:text-box>
                <text:p text:style-name="P5"><text:span text:style-name="T2">Irina</text:span></text:p>
              </draw:text-box>
            </draw:frame>
          </draw:g>
          <draw:g>
            <draw:rect draw:style-name="gr28" draw:text-style-name="P7" draw:layer="layout" svg:width="0.276cm" svg:height="0.277cm" svg:x="24.496cm" svg:y="3.903cm">
              <text:p/>
            </draw:rect>
            <draw:frame draw:style-name="gr29" draw:text-style-name="P18" draw:layer="layout" svg:width="1.797cm" svg:height="0.518cm" svg:x="25.018cm" svg:y="3.81cm">
              <draw:text-box>
                <text:p text:style-name="P5"><text:span text:style-name="T2">Ludmilla</text:span></text:p>
              </draw:text-box>
            </draw:frame>
          </draw:g>
          <draw:g>
            <draw:rect draw:style-name="gr30" draw:text-style-name="P7" draw:layer="layout" svg:width="0.276cm" svg:height="0.277cm" svg:x="24.496cm" svg:y="4.493cm">
              <text:p/>
            </draw:rect>
            <draw:frame draw:style-name="gr31" draw:text-style-name="P18" draw:layer="layout" svg:width="1.272cm" svg:height="0.518cm" svg:x="25.018cm" svg:y="4.4cm">
              <draw:text-box>
                <text:p text:style-name="P5"><text:span text:style-name="T2">Olga</text:span></text:p>
              </draw:text-box>
            </draw:frame>
          </draw:g>
          <draw:g>
            <draw:rect draw:style-name="gr32" draw:text-style-name="P7" draw:layer="layout" svg:width="0.276cm" svg:height="0.277cm" svg:x="24.496cm" svg:y="5.101cm">
              <text:p/>
            </draw:rect>
            <draw:frame draw:style-name="gr31" draw:text-style-name="P18" draw:layer="layout" svg:width="1.272cm" svg:height="0.518cm" svg:x="25.018cm" svg:y="5.008cm">
              <draw:text-box>
                <text:p text:style-name="P5"><text:span text:style-name="T2">Pyotr</text:span></text:p>
              </draw:text-box>
            </draw:frame>
          </draw:g>
          <draw:g>
            <draw:rect draw:style-name="gr33" draw:text-style-name="P7" draw:layer="layout" svg:width="0.276cm" svg:height="0.277cm" svg:x="24.495cm" svg:y="5.709cm">
              <text:p/>
            </draw:rect>
            <draw:frame draw:style-name="gr34" draw:text-style-name="P18" draw:layer="layout" svg:width="1.429cm" svg:height="0.518cm" svg:x="25.017cm" svg:y="5.616cm">
              <draw:text-box>
                <text:p text:style-name="P5"><text:span text:style-name="T2">Ruslan</text:span></text:p>
              </draw:text-box>
            </draw:frame>
          </draw:g>
          <draw:g>
            <draw:rect draw:style-name="gr35" draw:text-style-name="P7" draw:layer="layout" svg:width="0.276cm" svg:height="0.277cm" svg:x="24.494cm" svg:y="6.318cm">
              <text:p/>
            </draw:rect>
            <draw:frame draw:style-name="gr31" draw:text-style-name="P18" draw:layer="layout" svg:width="1.272cm" svg:height="0.518cm" svg:x="25.016cm" svg:y="6.225cm">
              <draw:text-box>
                <text:p text:style-name="P5"><text:span text:style-name="T2">Vasily</text:span></text:p>
              </draw:text-box>
            </draw:frame>
          </draw:g>
        </draw:g>
        <draw:rect draw:style-name="gr20" draw:text-style-name="P21" draw:layer="layout" svg:width="2.27cm" svg:height="0.585cm" svg:x="0.635cm" svg:y="20.341cm">
          <text:p/>
        </draw:rect>
      </draw:page>
      <draw:page draw:name="Module D" draw:style-name="dp1" draw:master-page-name="Default">
        <office:forms form:automatic-focus="false" form:apply-design-mode="false"/>
        <draw:rect draw:style-name="gr2" draw:text-style-name="P4" draw:layer="layout" svg:width="0.641cm" svg:height="0.585cm" svg:x="26.641cm" svg:y="20.347cm">
          <text:p text:style-name="P3"><text:span text:style-name="T2">D</text:span></text:p>
        </draw:rect>
        <draw:frame draw:style-name="gr68" draw:text-style-name="P6" draw:layer="layout" svg:width="7.804cm" svg:height="2.318cm" svg:x="0.921cm" svg:y="0.922cm">
          <draw:text-box>
            <text:p text:style-name="P5"><text:span text:style-name="T3">Nikolai Grozhny</text:span></text:p>
            <text:p text:style-name="P5"><text:span text:style-name="T2">draft 1, sheet 16: module D outline</text:span></text:p>
            <text:p text:style-name="P5"><text:span text:style-name="T2">Module D: Space Combat (vignettes)</text:span></text:p>
            <text:p text:style-name="P5"><text:span text:style-name="T2">Module D': Nest of Vipers</text:span></text:p>
          </draw:text-box>
        </draw:frame>
        <draw:g>
          <draw:g>
            <draw:rect draw:style-name="gr18" draw:text-style-name="P7" draw:layer="layout" svg:width="0.276cm" svg:height="0.277cm" svg:x="24.496cm" svg:y="0.955cm">
              <text:p/>
            </draw:rect>
            <draw:frame draw:style-name="gr19" draw:text-style-name="P18" draw:layer="layout" svg:width="2.114cm" svg:height="0.518cm" svg:x="25.018cm" svg:y="0.862cm">
              <draw:text-box>
                <text:p text:style-name="P5"><text:span text:style-name="T2">Aleksandr</text:span></text:p>
              </draw:text-box>
            </draw:frame>
          </draw:g>
          <draw:g>
            <draw:rect draw:style-name="gr20" draw:text-style-name="P7" draw:layer="layout" svg:width="0.276cm" svg:height="0.277cm" svg:x="24.496cm" svg:y="1.545cm">
              <text:p/>
            </draw:rect>
            <draw:frame draw:style-name="gr21" draw:text-style-name="P18" draw:layer="layout" svg:width="2.072cm" svg:height="0.518cm" svg:x="25.018cm" svg:y="1.452cm">
              <draw:text-box>
                <text:p text:style-name="P5"><text:span text:style-name="T2">Anastasia</text:span></text:p>
              </draw:text-box>
            </draw:frame>
          </draw:g>
          <draw:g>
            <draw:rect draw:style-name="gr22" draw:text-style-name="P7" draw:layer="layout" svg:width="0.276cm" svg:height="0.277cm" svg:x="24.496cm" svg:y="2.134cm">
              <text:p/>
            </draw:rect>
            <draw:frame draw:style-name="gr23" draw:text-style-name="P19" draw:layer="layout" svg:width="1.903cm" svg:height="0.518cm" svg:x="25.018cm" svg:y="2.041cm">
              <draw:text-box>
                <text:p text:style-name="P5"><text:span text:style-name="T2">Gennady</text:span></text:p>
              </draw:text-box>
            </draw:frame>
          </draw:g>
          <draw:g>
            <draw:rect draw:style-name="gr24" draw:text-style-name="P7" draw:layer="layout" svg:width="0.276cm" svg:height="0.277cm" svg:x="24.496cm" svg:y="2.724cm">
              <text:p/>
            </draw:rect>
            <draw:frame draw:style-name="gr25" draw:text-style-name="P19" draw:layer="layout" svg:width="2.013cm" svg:height="0.518cm" svg:x="25.018cm" svg:y="2.631cm">
              <draw:text-box>
                <text:p text:style-name="P5"><text:span text:style-name="T2">Harada</text:span></text:p>
              </draw:text-box>
            </draw:frame>
          </draw:g>
          <draw:g>
            <draw:rect draw:style-name="gr26" draw:text-style-name="P7" draw:layer="layout" svg:width="0.276cm" svg:height="0.277cm" svg:x="24.496cm" svg:y="3.314cm">
              <text:p/>
            </draw:rect>
            <draw:frame draw:style-name="gr27" draw:text-style-name="P18" draw:layer="layout" svg:width="0.988cm" svg:height="0.518cm" svg:x="25.018cm" svg:y="3.221cm">
              <draw:text-box>
                <text:p text:style-name="P5"><text:span text:style-name="T2">Irina</text:span></text:p>
              </draw:text-box>
            </draw:frame>
          </draw:g>
          <draw:g>
            <draw:rect draw:style-name="gr28" draw:text-style-name="P7" draw:layer="layout" svg:width="0.276cm" svg:height="0.277cm" svg:x="24.496cm" svg:y="3.903cm">
              <text:p/>
            </draw:rect>
            <draw:frame draw:style-name="gr29" draw:text-style-name="P18" draw:layer="layout" svg:width="1.797cm" svg:height="0.518cm" svg:x="25.018cm" svg:y="3.81cm">
              <draw:text-box>
                <text:p text:style-name="P5"><text:span text:style-name="T2">Ludmilla</text:span></text:p>
              </draw:text-box>
            </draw:frame>
          </draw:g>
          <draw:g>
            <draw:rect draw:style-name="gr30" draw:text-style-name="P7" draw:layer="layout" svg:width="0.276cm" svg:height="0.277cm" svg:x="24.496cm" svg:y="4.493cm">
              <text:p/>
            </draw:rect>
            <draw:frame draw:style-name="gr31" draw:text-style-name="P18" draw:layer="layout" svg:width="1.272cm" svg:height="0.518cm" svg:x="25.018cm" svg:y="4.4cm">
              <draw:text-box>
                <text:p text:style-name="P5"><text:span text:style-name="T2">Olga</text:span></text:p>
              </draw:text-box>
            </draw:frame>
          </draw:g>
          <draw:g>
            <draw:rect draw:style-name="gr32" draw:text-style-name="P7" draw:layer="layout" svg:width="0.276cm" svg:height="0.277cm" svg:x="24.496cm" svg:y="5.101cm">
              <text:p/>
            </draw:rect>
            <draw:frame draw:style-name="gr31" draw:text-style-name="P18" draw:layer="layout" svg:width="1.272cm" svg:height="0.518cm" svg:x="25.018cm" svg:y="5.008cm">
              <draw:text-box>
                <text:p text:style-name="P5"><text:span text:style-name="T2">Pyotr</text:span></text:p>
              </draw:text-box>
            </draw:frame>
          </draw:g>
          <draw:g>
            <draw:rect draw:style-name="gr33" draw:text-style-name="P7" draw:layer="layout" svg:width="0.276cm" svg:height="0.277cm" svg:x="24.495cm" svg:y="5.709cm">
              <text:p/>
            </draw:rect>
            <draw:frame draw:style-name="gr34" draw:text-style-name="P18" draw:layer="layout" svg:width="1.429cm" svg:height="0.518cm" svg:x="25.017cm" svg:y="5.616cm">
              <draw:text-box>
                <text:p text:style-name="P5"><text:span text:style-name="T2">Ruslan</text:span></text:p>
              </draw:text-box>
            </draw:frame>
          </draw:g>
          <draw:g>
            <draw:rect draw:style-name="gr35" draw:text-style-name="P7" draw:layer="layout" svg:width="0.276cm" svg:height="0.277cm" svg:x="24.494cm" svg:y="6.318cm">
              <text:p/>
            </draw:rect>
            <draw:frame draw:style-name="gr31" draw:text-style-name="P18" draw:layer="layout" svg:width="1.272cm" svg:height="0.518cm" svg:x="25.016cm" svg:y="6.225cm">
              <draw:text-box>
                <text:p text:style-name="P5"><text:span text:style-name="T2">Vasily</text:span></text:p>
              </draw:text-box>
            </draw:frame>
          </draw:g>
        </draw:g>
        <draw:rect draw:style-name="gr20" draw:text-style-name="P21" draw:layer="layout" svg:width="2.27cm" svg:height="0.585cm" svg:x="0.635cm" svg:y="20.341cm">
          <text:p/>
        </draw:rect>
      </draw:page>
      <draw:page draw:name="Module E" draw:style-name="dp1" draw:master-page-name="Default">
        <office:forms form:automatic-focus="false" form:apply-design-mode="false"/>
        <draw:rect draw:style-name="gr2" draw:text-style-name="P4" draw:layer="layout" svg:width="0.641cm" svg:height="0.585cm" svg:x="26.642cm" svg:y="20.348cm">
          <text:p text:style-name="P3"><text:span text:style-name="T2">E</text:span></text:p>
        </draw:rect>
        <draw:frame draw:style-name="gr69" draw:text-style-name="P6" draw:layer="layout" svg:width="9.654cm" svg:height="2.318cm" svg:x="0.922cm" svg:y="0.923cm">
          <draw:text-box>
            <text:p text:style-name="P5"><text:span text:style-name="T3">Nikolai Grozhny</text:span></text:p>
            <text:p text:style-name="P5"><text:span text:style-name="T2">draft 1, sheet 17: module E outline</text:span></text:p>
            <text:p text:style-name="P5"><text:span text:style-name="T2">Module E: Grand Strategy (Borderlands-style)</text:span></text:p>
            <text:p text:style-name="P5"><text:span text:style-name="T2">Module E': Intervention (from the DAI)</text:span></text:p>
          </draw:text-box>
        </draw:frame>
        <draw:g>
          <draw:g>
            <draw:rect draw:style-name="gr18" draw:text-style-name="P7" draw:layer="layout" svg:width="0.276cm" svg:height="0.277cm" svg:x="24.496cm" svg:y="0.955cm">
              <text:p/>
            </draw:rect>
            <draw:frame draw:style-name="gr19" draw:text-style-name="P18" draw:layer="layout" svg:width="2.114cm" svg:height="0.518cm" svg:x="25.018cm" svg:y="0.862cm">
              <draw:text-box>
                <text:p text:style-name="P5"><text:span text:style-name="T2">Aleksandr</text:span></text:p>
              </draw:text-box>
            </draw:frame>
          </draw:g>
          <draw:g>
            <draw:rect draw:style-name="gr20" draw:text-style-name="P7" draw:layer="layout" svg:width="0.276cm" svg:height="0.277cm" svg:x="24.496cm" svg:y="1.545cm">
              <text:p/>
            </draw:rect>
            <draw:frame draw:style-name="gr21" draw:text-style-name="P18" draw:layer="layout" svg:width="2.072cm" svg:height="0.518cm" svg:x="25.018cm" svg:y="1.452cm">
              <draw:text-box>
                <text:p text:style-name="P5"><text:span text:style-name="T2">Anastasia</text:span></text:p>
              </draw:text-box>
            </draw:frame>
          </draw:g>
          <draw:g>
            <draw:rect draw:style-name="gr22" draw:text-style-name="P7" draw:layer="layout" svg:width="0.276cm" svg:height="0.277cm" svg:x="24.496cm" svg:y="2.134cm">
              <text:p/>
            </draw:rect>
            <draw:frame draw:style-name="gr23" draw:text-style-name="P19" draw:layer="layout" svg:width="1.903cm" svg:height="0.518cm" svg:x="25.018cm" svg:y="2.041cm">
              <draw:text-box>
                <text:p text:style-name="P5"><text:span text:style-name="T2">Gennady</text:span></text:p>
              </draw:text-box>
            </draw:frame>
          </draw:g>
          <draw:g>
            <draw:rect draw:style-name="gr24" draw:text-style-name="P7" draw:layer="layout" svg:width="0.276cm" svg:height="0.277cm" svg:x="24.496cm" svg:y="2.724cm">
              <text:p/>
            </draw:rect>
            <draw:frame draw:style-name="gr25" draw:text-style-name="P19" draw:layer="layout" svg:width="2.013cm" svg:height="0.518cm" svg:x="25.018cm" svg:y="2.631cm">
              <draw:text-box>
                <text:p text:style-name="P5"><text:span text:style-name="T2">Harada</text:span></text:p>
              </draw:text-box>
            </draw:frame>
          </draw:g>
          <draw:g>
            <draw:rect draw:style-name="gr26" draw:text-style-name="P7" draw:layer="layout" svg:width="0.276cm" svg:height="0.277cm" svg:x="24.496cm" svg:y="3.314cm">
              <text:p/>
            </draw:rect>
            <draw:frame draw:style-name="gr27" draw:text-style-name="P18" draw:layer="layout" svg:width="0.988cm" svg:height="0.518cm" svg:x="25.018cm" svg:y="3.221cm">
              <draw:text-box>
                <text:p text:style-name="P5"><text:span text:style-name="T2">Irina</text:span></text:p>
              </draw:text-box>
            </draw:frame>
          </draw:g>
          <draw:g>
            <draw:rect draw:style-name="gr28" draw:text-style-name="P7" draw:layer="layout" svg:width="0.276cm" svg:height="0.277cm" svg:x="24.496cm" svg:y="3.903cm">
              <text:p/>
            </draw:rect>
            <draw:frame draw:style-name="gr29" draw:text-style-name="P18" draw:layer="layout" svg:width="1.797cm" svg:height="0.518cm" svg:x="25.018cm" svg:y="3.81cm">
              <draw:text-box>
                <text:p text:style-name="P5"><text:span text:style-name="T2">Ludmilla</text:span></text:p>
              </draw:text-box>
            </draw:frame>
          </draw:g>
          <draw:g>
            <draw:rect draw:style-name="gr30" draw:text-style-name="P7" draw:layer="layout" svg:width="0.276cm" svg:height="0.277cm" svg:x="24.496cm" svg:y="4.493cm">
              <text:p/>
            </draw:rect>
            <draw:frame draw:style-name="gr31" draw:text-style-name="P18" draw:layer="layout" svg:width="1.272cm" svg:height="0.518cm" svg:x="25.018cm" svg:y="4.4cm">
              <draw:text-box>
                <text:p text:style-name="P5"><text:span text:style-name="T2">Olga</text:span></text:p>
              </draw:text-box>
            </draw:frame>
          </draw:g>
          <draw:g>
            <draw:rect draw:style-name="gr32" draw:text-style-name="P7" draw:layer="layout" svg:width="0.276cm" svg:height="0.277cm" svg:x="24.496cm" svg:y="5.101cm">
              <text:p/>
            </draw:rect>
            <draw:frame draw:style-name="gr31" draw:text-style-name="P18" draw:layer="layout" svg:width="1.272cm" svg:height="0.518cm" svg:x="25.018cm" svg:y="5.008cm">
              <draw:text-box>
                <text:p text:style-name="P5"><text:span text:style-name="T2">Pyotr</text:span></text:p>
              </draw:text-box>
            </draw:frame>
          </draw:g>
          <draw:g>
            <draw:rect draw:style-name="gr33" draw:text-style-name="P7" draw:layer="layout" svg:width="0.276cm" svg:height="0.277cm" svg:x="24.495cm" svg:y="5.709cm">
              <text:p/>
            </draw:rect>
            <draw:frame draw:style-name="gr34" draw:text-style-name="P18" draw:layer="layout" svg:width="1.429cm" svg:height="0.518cm" svg:x="25.017cm" svg:y="5.616cm">
              <draw:text-box>
                <text:p text:style-name="P5"><text:span text:style-name="T2">Ruslan</text:span></text:p>
              </draw:text-box>
            </draw:frame>
          </draw:g>
          <draw:g>
            <draw:rect draw:style-name="gr35" draw:text-style-name="P7" draw:layer="layout" svg:width="0.276cm" svg:height="0.277cm" svg:x="24.494cm" svg:y="6.318cm">
              <text:p/>
            </draw:rect>
            <draw:frame draw:style-name="gr31" draw:text-style-name="P18" draw:layer="layout" svg:width="1.272cm" svg:height="0.518cm" svg:x="25.016cm" svg:y="6.225cm">
              <draw:text-box>
                <text:p text:style-name="P5"><text:span text:style-name="T2">Vasily</text:span></text:p>
              </draw:text-box>
            </draw:frame>
          </draw:g>
        </draw:g>
        <draw:rect draw:style-name="gr20" draw:text-style-name="P21" draw:layer="layout" svg:width="2.27cm" svg:height="0.585cm" svg:x="0.635cm" svg:y="20.341cm">
          <text:p/>
        </draw:rect>
      </draw:page>
      <draw:page draw:name="Module F" draw:style-name="dp1" draw:master-page-name="Default">
        <office:forms form:automatic-focus="false" form:apply-design-mode="false"/>
        <draw:rect draw:style-name="gr2" draw:text-style-name="P4" draw:layer="layout" svg:width="0.641cm" svg:height="0.585cm" svg:x="26.642cm" svg:y="20.348cm">
          <text:p text:style-name="P3"><text:span text:style-name="T2">F</text:span></text:p>
        </draw:rect>
        <draw:frame draw:style-name="gr70" draw:text-style-name="P6" draw:layer="layout" svg:width="10.069cm" svg:height="2.318cm" svg:x="0.922cm" svg:y="0.923cm">
          <draw:text-box>
            <text:p text:style-name="P5"><text:span text:style-name="T3">Nikolai Grozhny</text:span></text:p>
            <text:p text:style-name="P5"><text:span text:style-name="T2">draft 1, sheet 18: module F outline</text:span></text:p>
            <text:p text:style-name="P5"><text:span text:style-name="T2">Module F: Ground Combat</text:span></text:p>
            <text:p text:style-name="P5"><text:span text:style-name="T2">Module F': Final Showdown (Theoden/Siegfried)</text:span></text:p>
          </draw:text-box>
        </draw:frame>
        <draw:g>
          <draw:g>
            <draw:rect draw:style-name="gr18" draw:text-style-name="P7" draw:layer="layout" svg:width="0.276cm" svg:height="0.277cm" svg:x="24.496cm" svg:y="0.955cm">
              <text:p/>
            </draw:rect>
            <draw:frame draw:style-name="gr19" draw:text-style-name="P18" draw:layer="layout" svg:width="2.114cm" svg:height="0.518cm" svg:x="25.018cm" svg:y="0.862cm">
              <draw:text-box>
                <text:p text:style-name="P5"><text:span text:style-name="T2">Aleksandr</text:span></text:p>
              </draw:text-box>
            </draw:frame>
          </draw:g>
          <draw:g>
            <draw:rect draw:style-name="gr20" draw:text-style-name="P7" draw:layer="layout" svg:width="0.276cm" svg:height="0.277cm" svg:x="24.496cm" svg:y="1.545cm">
              <text:p/>
            </draw:rect>
            <draw:frame draw:style-name="gr21" draw:text-style-name="P18" draw:layer="layout" svg:width="2.072cm" svg:height="0.518cm" svg:x="25.018cm" svg:y="1.452cm">
              <draw:text-box>
                <text:p text:style-name="P5"><text:span text:style-name="T2">Anastasia</text:span></text:p>
              </draw:text-box>
            </draw:frame>
          </draw:g>
          <draw:g>
            <draw:rect draw:style-name="gr22" draw:text-style-name="P7" draw:layer="layout" svg:width="0.276cm" svg:height="0.277cm" svg:x="24.496cm" svg:y="2.134cm">
              <text:p/>
            </draw:rect>
            <draw:frame draw:style-name="gr23" draw:text-style-name="P19" draw:layer="layout" svg:width="1.903cm" svg:height="0.518cm" svg:x="25.018cm" svg:y="2.041cm">
              <draw:text-box>
                <text:p text:style-name="P5"><text:span text:style-name="T2">Gennady</text:span></text:p>
              </draw:text-box>
            </draw:frame>
          </draw:g>
          <draw:g>
            <draw:rect draw:style-name="gr24" draw:text-style-name="P7" draw:layer="layout" svg:width="0.276cm" svg:height="0.277cm" svg:x="24.496cm" svg:y="2.724cm">
              <text:p/>
            </draw:rect>
            <draw:frame draw:style-name="gr25" draw:text-style-name="P19" draw:layer="layout" svg:width="2.013cm" svg:height="0.518cm" svg:x="25.018cm" svg:y="2.631cm">
              <draw:text-box>
                <text:p text:style-name="P5"><text:span text:style-name="T2">Harada</text:span></text:p>
              </draw:text-box>
            </draw:frame>
          </draw:g>
          <draw:g>
            <draw:rect draw:style-name="gr26" draw:text-style-name="P7" draw:layer="layout" svg:width="0.276cm" svg:height="0.277cm" svg:x="24.496cm" svg:y="3.314cm">
              <text:p/>
            </draw:rect>
            <draw:frame draw:style-name="gr27" draw:text-style-name="P18" draw:layer="layout" svg:width="0.988cm" svg:height="0.518cm" svg:x="25.018cm" svg:y="3.221cm">
              <draw:text-box>
                <text:p text:style-name="P5"><text:span text:style-name="T2">Irina</text:span></text:p>
              </draw:text-box>
            </draw:frame>
          </draw:g>
          <draw:g>
            <draw:rect draw:style-name="gr28" draw:text-style-name="P7" draw:layer="layout" svg:width="0.276cm" svg:height="0.277cm" svg:x="24.496cm" svg:y="3.903cm">
              <text:p/>
            </draw:rect>
            <draw:frame draw:style-name="gr29" draw:text-style-name="P18" draw:layer="layout" svg:width="1.797cm" svg:height="0.518cm" svg:x="25.018cm" svg:y="3.81cm">
              <draw:text-box>
                <text:p text:style-name="P5"><text:span text:style-name="T2">Ludmilla</text:span></text:p>
              </draw:text-box>
            </draw:frame>
          </draw:g>
          <draw:g>
            <draw:rect draw:style-name="gr30" draw:text-style-name="P7" draw:layer="layout" svg:width="0.276cm" svg:height="0.277cm" svg:x="24.496cm" svg:y="4.493cm">
              <text:p/>
            </draw:rect>
            <draw:frame draw:style-name="gr31" draw:text-style-name="P18" draw:layer="layout" svg:width="1.272cm" svg:height="0.518cm" svg:x="25.018cm" svg:y="4.4cm">
              <draw:text-box>
                <text:p text:style-name="P5"><text:span text:style-name="T2">Olga</text:span></text:p>
              </draw:text-box>
            </draw:frame>
          </draw:g>
          <draw:g>
            <draw:rect draw:style-name="gr32" draw:text-style-name="P7" draw:layer="layout" svg:width="0.276cm" svg:height="0.277cm" svg:x="24.496cm" svg:y="5.101cm">
              <text:p/>
            </draw:rect>
            <draw:frame draw:style-name="gr31" draw:text-style-name="P18" draw:layer="layout" svg:width="1.272cm" svg:height="0.518cm" svg:x="25.018cm" svg:y="5.008cm">
              <draw:text-box>
                <text:p text:style-name="P5"><text:span text:style-name="T2">Pyotr</text:span></text:p>
              </draw:text-box>
            </draw:frame>
          </draw:g>
          <draw:g>
            <draw:rect draw:style-name="gr33" draw:text-style-name="P7" draw:layer="layout" svg:width="0.276cm" svg:height="0.277cm" svg:x="24.495cm" svg:y="5.709cm">
              <text:p/>
            </draw:rect>
            <draw:frame draw:style-name="gr34" draw:text-style-name="P18" draw:layer="layout" svg:width="1.429cm" svg:height="0.518cm" svg:x="25.017cm" svg:y="5.616cm">
              <draw:text-box>
                <text:p text:style-name="P5"><text:span text:style-name="T2">Ruslan</text:span></text:p>
              </draw:text-box>
            </draw:frame>
          </draw:g>
          <draw:g>
            <draw:rect draw:style-name="gr35" draw:text-style-name="P7" draw:layer="layout" svg:width="0.276cm" svg:height="0.277cm" svg:x="24.494cm" svg:y="6.318cm">
              <text:p/>
            </draw:rect>
            <draw:frame draw:style-name="gr31" draw:text-style-name="P18" draw:layer="layout" svg:width="1.272cm" svg:height="0.518cm" svg:x="25.016cm" svg:y="6.225cm">
              <draw:text-box>
                <text:p text:style-name="P5"><text:span text:style-name="T2">Vasily</text:span></text:p>
              </draw:text-box>
            </draw:frame>
          </draw:g>
        </draw:g>
        <draw:rect draw:style-name="gr20" draw:text-style-name="P21" draw:layer="layout" svg:width="2.27cm" svg:height="0.585cm" svg:x="0.635cm" svg:y="20.341cm">
          <text:p/>
        </draw:rect>
      </draw:page>
      <draw:page draw:name="Module J" draw:style-name="dp1" draw:master-page-name="Default">
        <office:forms form:automatic-focus="false" form:apply-design-mode="false"/>
        <draw:rect draw:style-name="gr2" draw:text-style-name="P4" draw:layer="layout" svg:width="0.641cm" svg:height="0.585cm" svg:x="26.643cm" svg:y="20.349cm">
          <text:p text:style-name="P3"><text:span text:style-name="T2">G</text:span></text:p>
        </draw:rect>
        <draw:frame draw:style-name="gr71" draw:text-style-name="P6" draw:layer="layout" svg:width="7.461cm" svg:height="2.331cm" svg:x="0.923cm" svg:y="0.924cm">
          <draw:text-box>
            <text:p text:style-name="P5"><text:span text:style-name="T3">Nikolai Grozhny</text:span></text:p>
            <text:p text:style-name="P5"><text:span text:style-name="T2">draft 1, sheet 21: module G outline</text:span></text:p>
            <text:p text:style-name="P5"><text:span text:style-name="T2">Module G: G</text:span><text:span text:style-name="T14">ö</text:span><text:span text:style-name="T2">tterd</text:span><text:span text:style-name="T14">ä</text:span><text:span text:style-name="T2">mmerung</text:span></text:p>
            <text:p text:style-name="P5"><text:span text:style-name="T2">Module G': Julius Caesar</text:span></text:p>
          </draw:text-box>
        </draw:frame>
        <draw:g>
          <draw:g>
            <draw:rect draw:style-name="gr18" draw:text-style-name="P7" draw:layer="layout" svg:width="0.276cm" svg:height="0.277cm" svg:x="24.496cm" svg:y="0.955cm">
              <text:p/>
            </draw:rect>
            <draw:frame draw:style-name="gr19" draw:text-style-name="P18" draw:layer="layout" svg:width="2.114cm" svg:height="0.518cm" svg:x="25.018cm" svg:y="0.862cm">
              <draw:text-box>
                <text:p text:style-name="P5"><text:span text:style-name="T2">Aleksandr</text:span></text:p>
              </draw:text-box>
            </draw:frame>
          </draw:g>
          <draw:g>
            <draw:rect draw:style-name="gr20" draw:text-style-name="P7" draw:layer="layout" svg:width="0.276cm" svg:height="0.277cm" svg:x="24.496cm" svg:y="1.545cm">
              <text:p/>
            </draw:rect>
            <draw:frame draw:style-name="gr21" draw:text-style-name="P18" draw:layer="layout" svg:width="2.072cm" svg:height="0.518cm" svg:x="25.018cm" svg:y="1.452cm">
              <draw:text-box>
                <text:p text:style-name="P5"><text:span text:style-name="T2">Anastasia</text:span></text:p>
              </draw:text-box>
            </draw:frame>
          </draw:g>
          <draw:g>
            <draw:rect draw:style-name="gr22" draw:text-style-name="P7" draw:layer="layout" svg:width="0.276cm" svg:height="0.277cm" svg:x="24.496cm" svg:y="2.134cm">
              <text:p/>
            </draw:rect>
            <draw:frame draw:style-name="gr23" draw:text-style-name="P19" draw:layer="layout" svg:width="1.903cm" svg:height="0.518cm" svg:x="25.018cm" svg:y="2.041cm">
              <draw:text-box>
                <text:p text:style-name="P5"><text:span text:style-name="T2">Gennady</text:span></text:p>
              </draw:text-box>
            </draw:frame>
          </draw:g>
          <draw:g>
            <draw:rect draw:style-name="gr24" draw:text-style-name="P7" draw:layer="layout" svg:width="0.276cm" svg:height="0.277cm" svg:x="24.496cm" svg:y="2.724cm">
              <text:p/>
            </draw:rect>
            <draw:frame draw:style-name="gr25" draw:text-style-name="P19" draw:layer="layout" svg:width="2.013cm" svg:height="0.518cm" svg:x="25.018cm" svg:y="2.631cm">
              <draw:text-box>
                <text:p text:style-name="P5"><text:span text:style-name="T2">Harada</text:span></text:p>
              </draw:text-box>
            </draw:frame>
          </draw:g>
          <draw:g>
            <draw:rect draw:style-name="gr26" draw:text-style-name="P7" draw:layer="layout" svg:width="0.276cm" svg:height="0.277cm" svg:x="24.496cm" svg:y="3.314cm">
              <text:p/>
            </draw:rect>
            <draw:frame draw:style-name="gr27" draw:text-style-name="P18" draw:layer="layout" svg:width="0.988cm" svg:height="0.518cm" svg:x="25.018cm" svg:y="3.221cm">
              <draw:text-box>
                <text:p text:style-name="P5"><text:span text:style-name="T2">Irina</text:span></text:p>
              </draw:text-box>
            </draw:frame>
          </draw:g>
          <draw:g>
            <draw:rect draw:style-name="gr28" draw:text-style-name="P7" draw:layer="layout" svg:width="0.276cm" svg:height="0.277cm" svg:x="24.496cm" svg:y="3.903cm">
              <text:p/>
            </draw:rect>
            <draw:frame draw:style-name="gr29" draw:text-style-name="P18" draw:layer="layout" svg:width="1.797cm" svg:height="0.518cm" svg:x="25.018cm" svg:y="3.81cm">
              <draw:text-box>
                <text:p text:style-name="P5"><text:span text:style-name="T2">Ludmilla</text:span></text:p>
              </draw:text-box>
            </draw:frame>
          </draw:g>
          <draw:g>
            <draw:rect draw:style-name="gr30" draw:text-style-name="P7" draw:layer="layout" svg:width="0.276cm" svg:height="0.277cm" svg:x="24.496cm" svg:y="4.493cm">
              <text:p/>
            </draw:rect>
            <draw:frame draw:style-name="gr31" draw:text-style-name="P18" draw:layer="layout" svg:width="1.272cm" svg:height="0.518cm" svg:x="25.018cm" svg:y="4.4cm">
              <draw:text-box>
                <text:p text:style-name="P5"><text:span text:style-name="T2">Olga</text:span></text:p>
              </draw:text-box>
            </draw:frame>
          </draw:g>
          <draw:g>
            <draw:rect draw:style-name="gr32" draw:text-style-name="P7" draw:layer="layout" svg:width="0.276cm" svg:height="0.277cm" svg:x="24.496cm" svg:y="5.101cm">
              <text:p/>
            </draw:rect>
            <draw:frame draw:style-name="gr31" draw:text-style-name="P18" draw:layer="layout" svg:width="1.272cm" svg:height="0.518cm" svg:x="25.018cm" svg:y="5.008cm">
              <draw:text-box>
                <text:p text:style-name="P5"><text:span text:style-name="T2">Pyotr</text:span></text:p>
              </draw:text-box>
            </draw:frame>
          </draw:g>
          <draw:g>
            <draw:rect draw:style-name="gr33" draw:text-style-name="P7" draw:layer="layout" svg:width="0.276cm" svg:height="0.277cm" svg:x="24.495cm" svg:y="5.709cm">
              <text:p/>
            </draw:rect>
            <draw:frame draw:style-name="gr34" draw:text-style-name="P18" draw:layer="layout" svg:width="1.429cm" svg:height="0.518cm" svg:x="25.017cm" svg:y="5.616cm">
              <draw:text-box>
                <text:p text:style-name="P5"><text:span text:style-name="T2">Ruslan</text:span></text:p>
              </draw:text-box>
            </draw:frame>
          </draw:g>
          <draw:g>
            <draw:rect draw:style-name="gr35" draw:text-style-name="P7" draw:layer="layout" svg:width="0.276cm" svg:height="0.277cm" svg:x="24.494cm" svg:y="6.318cm">
              <text:p/>
            </draw:rect>
            <draw:frame draw:style-name="gr31" draw:text-style-name="P18" draw:layer="layout" svg:width="1.272cm" svg:height="0.518cm" svg:x="25.016cm" svg:y="6.225cm">
              <draw:text-box>
                <text:p text:style-name="P5"><text:span text:style-name="T2">Vasily</text:span></text:p>
              </draw:text-box>
            </draw:frame>
          </draw:g>
        </draw:g>
        <draw:rect draw:style-name="gr20" draw:text-style-name="P21" draw:layer="layout" svg:width="2.27cm" svg:height="0.585cm" svg:x="0.635cm" svg:y="20.341cm">
          <text:p/>
        </draw:rect>
      </draw:page>
      <draw:page draw:name="Module H" draw:style-name="dp1" draw:master-page-name="Default">
        <office:forms form:automatic-focus="false" form:apply-design-mode="false"/>
        <draw:rect draw:style-name="gr2" draw:text-style-name="P4" draw:layer="layout" svg:width="0.641cm" svg:height="0.585cm" svg:x="26.642cm" svg:y="20.348cm">
          <text:p text:style-name="P3"><text:span text:style-name="T2">H</text:span></text:p>
        </draw:rect>
        <draw:frame draw:style-name="gr72" draw:text-style-name="P6" draw:layer="layout" svg:width="7.453cm" svg:height="2.331cm" svg:x="0.922cm" svg:y="0.923cm">
          <draw:text-box>
            <text:p text:style-name="P5"><text:span text:style-name="T3">Nikolai Grozhny</text:span></text:p>
            <text:p text:style-name="P5"><text:span text:style-name="T2">draft 1, sheet 20: module H outline</text:span></text:p>
            <text:p text:style-name="P5"><text:span text:style-name="T2">Module H: Hamlet</text:span></text:p>
            <text:p text:style-name="P5"><text:span text:style-name="T2">Module H': Agamemnon</text:span></text:p>
          </draw:text-box>
        </draw:frame>
        <draw:g>
          <draw:g>
            <draw:rect draw:style-name="gr18" draw:text-style-name="P7" draw:layer="layout" svg:width="0.276cm" svg:height="0.277cm" svg:x="24.496cm" svg:y="0.955cm">
              <text:p/>
            </draw:rect>
            <draw:frame draw:style-name="gr19" draw:text-style-name="P18" draw:layer="layout" svg:width="2.114cm" svg:height="0.518cm" svg:x="25.018cm" svg:y="0.862cm">
              <draw:text-box>
                <text:p text:style-name="P5"><text:span text:style-name="T2">Aleksandr</text:span></text:p>
              </draw:text-box>
            </draw:frame>
          </draw:g>
          <draw:g>
            <draw:rect draw:style-name="gr20" draw:text-style-name="P7" draw:layer="layout" svg:width="0.276cm" svg:height="0.277cm" svg:x="24.496cm" svg:y="1.545cm">
              <text:p/>
            </draw:rect>
            <draw:frame draw:style-name="gr21" draw:text-style-name="P18" draw:layer="layout" svg:width="2.072cm" svg:height="0.518cm" svg:x="25.018cm" svg:y="1.452cm">
              <draw:text-box>
                <text:p text:style-name="P5"><text:span text:style-name="T2">Anastasia</text:span></text:p>
              </draw:text-box>
            </draw:frame>
          </draw:g>
          <draw:g>
            <draw:rect draw:style-name="gr22" draw:text-style-name="P7" draw:layer="layout" svg:width="0.276cm" svg:height="0.277cm" svg:x="24.496cm" svg:y="2.134cm">
              <text:p/>
            </draw:rect>
            <draw:frame draw:style-name="gr23" draw:text-style-name="P19" draw:layer="layout" svg:width="1.903cm" svg:height="0.518cm" svg:x="25.018cm" svg:y="2.041cm">
              <draw:text-box>
                <text:p text:style-name="P5"><text:span text:style-name="T2">Gennady</text:span></text:p>
              </draw:text-box>
            </draw:frame>
          </draw:g>
          <draw:g>
            <draw:rect draw:style-name="gr24" draw:text-style-name="P7" draw:layer="layout" svg:width="0.276cm" svg:height="0.277cm" svg:x="24.496cm" svg:y="2.724cm">
              <text:p/>
            </draw:rect>
            <draw:frame draw:style-name="gr25" draw:text-style-name="P19" draw:layer="layout" svg:width="2.013cm" svg:height="0.518cm" svg:x="25.018cm" svg:y="2.631cm">
              <draw:text-box>
                <text:p text:style-name="P5"><text:span text:style-name="T2">Harada</text:span></text:p>
              </draw:text-box>
            </draw:frame>
          </draw:g>
          <draw:g>
            <draw:rect draw:style-name="gr26" draw:text-style-name="P7" draw:layer="layout" svg:width="0.276cm" svg:height="0.277cm" svg:x="24.496cm" svg:y="3.314cm">
              <text:p/>
            </draw:rect>
            <draw:frame draw:style-name="gr27" draw:text-style-name="P18" draw:layer="layout" svg:width="0.988cm" svg:height="0.518cm" svg:x="25.018cm" svg:y="3.221cm">
              <draw:text-box>
                <text:p text:style-name="P5"><text:span text:style-name="T2">Irina</text:span></text:p>
              </draw:text-box>
            </draw:frame>
          </draw:g>
          <draw:g>
            <draw:rect draw:style-name="gr28" draw:text-style-name="P7" draw:layer="layout" svg:width="0.276cm" svg:height="0.277cm" svg:x="24.496cm" svg:y="3.903cm">
              <text:p/>
            </draw:rect>
            <draw:frame draw:style-name="gr29" draw:text-style-name="P18" draw:layer="layout" svg:width="1.797cm" svg:height="0.518cm" svg:x="25.018cm" svg:y="3.81cm">
              <draw:text-box>
                <text:p text:style-name="P5"><text:span text:style-name="T2">Ludmilla</text:span></text:p>
              </draw:text-box>
            </draw:frame>
          </draw:g>
          <draw:g>
            <draw:rect draw:style-name="gr30" draw:text-style-name="P7" draw:layer="layout" svg:width="0.276cm" svg:height="0.277cm" svg:x="24.496cm" svg:y="4.493cm">
              <text:p/>
            </draw:rect>
            <draw:frame draw:style-name="gr31" draw:text-style-name="P18" draw:layer="layout" svg:width="1.272cm" svg:height="0.518cm" svg:x="25.018cm" svg:y="4.4cm">
              <draw:text-box>
                <text:p text:style-name="P5"><text:span text:style-name="T2">Olga</text:span></text:p>
              </draw:text-box>
            </draw:frame>
          </draw:g>
          <draw:g>
            <draw:rect draw:style-name="gr32" draw:text-style-name="P7" draw:layer="layout" svg:width="0.276cm" svg:height="0.277cm" svg:x="24.496cm" svg:y="5.101cm">
              <text:p/>
            </draw:rect>
            <draw:frame draw:style-name="gr31" draw:text-style-name="P18" draw:layer="layout" svg:width="1.272cm" svg:height="0.518cm" svg:x="25.018cm" svg:y="5.008cm">
              <draw:text-box>
                <text:p text:style-name="P5"><text:span text:style-name="T2">Pyotr</text:span></text:p>
              </draw:text-box>
            </draw:frame>
          </draw:g>
          <draw:g>
            <draw:rect draw:style-name="gr33" draw:text-style-name="P7" draw:layer="layout" svg:width="0.276cm" svg:height="0.277cm" svg:x="24.495cm" svg:y="5.709cm">
              <text:p/>
            </draw:rect>
            <draw:frame draw:style-name="gr34" draw:text-style-name="P18" draw:layer="layout" svg:width="1.429cm" svg:height="0.518cm" svg:x="25.017cm" svg:y="5.616cm">
              <draw:text-box>
                <text:p text:style-name="P5"><text:span text:style-name="T2">Ruslan</text:span></text:p>
              </draw:text-box>
            </draw:frame>
          </draw:g>
          <draw:g>
            <draw:rect draw:style-name="gr35" draw:text-style-name="P7" draw:layer="layout" svg:width="0.276cm" svg:height="0.277cm" svg:x="24.494cm" svg:y="6.318cm">
              <text:p/>
            </draw:rect>
            <draw:frame draw:style-name="gr31" draw:text-style-name="P18" draw:layer="layout" svg:width="1.272cm" svg:height="0.518cm" svg:x="25.016cm" svg:y="6.225cm">
              <draw:text-box>
                <text:p text:style-name="P5"><text:span text:style-name="T2">Vasily</text:span></text:p>
              </draw:text-box>
            </draw:frame>
          </draw:g>
        </draw:g>
        <draw:rect draw:style-name="gr20" draw:text-style-name="P21" draw:layer="layout" svg:width="2.27cm" svg:height="0.585cm" svg:x="0.635cm" svg:y="20.34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Galaxy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Unix OpenOffice.org_project/417m1$Build-9800</meta:generator>
    <meta:initial-creator>Susan Davis</meta:initial-creator>
    <meta:creation-date>2004-01-19T20:26:28</meta:creation-date>
    <dc:date>2021-03-30T21:49:10</dc:date>
    <meta:printed-by>Susan Davis</meta:printed-by>
    <meta:print-date>2004-01-20T23:31:19</meta:print-date>
    <dc:language>en-US</dc:language>
    <meta:editing-cycles>136</meta:editing-cycles>
    <meta:editing-duration>P31DT51M7S</meta:editing-duration>
    <dc:creator>Susan Davis</dc:creator>
    <meta:document-statistic meta:object-count="643"/>
    <meta:user-defined meta:name="Info 1"/>
    <meta:user-defined meta:name="Info 2"/>
    <meta:user-defined meta:name="Info 3"/>
    <meta:user-defined meta:name="Info 4"/>
  </office:meta>
</office:document-meta>
</file>